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P1" style:family="paragraph" style:parent-style-name="Standard">
      <style:paragraph-properties fo:text-align="justify" style:justify-single-word="false"/>
      <style:text-properties officeooo:rsid="000abea4" officeooo:paragraph-rsid="000abea4"/>
    </style:style>
    <style:style style:name="P2" style:family="paragraph" style:parent-style-name="Standard">
      <style:paragraph-properties fo:text-align="justify" style:justify-single-word="false"/>
      <style:text-properties officeooo:rsid="000abea4" officeooo:paragraph-rsid="00123507"/>
    </style:style>
    <style:style style:name="P3" style:family="paragraph" style:parent-style-name="Standard">
      <style:paragraph-properties fo:text-align="justify" style:justify-single-word="false"/>
      <style:text-properties officeooo:rsid="000bb277" officeooo:paragraph-rsid="000bb277"/>
    </style:style>
    <style:style style:name="P4" style:family="paragraph" style:parent-style-name="Standard">
      <style:paragraph-properties fo:text-align="justify" style:justify-single-word="false"/>
      <style:text-properties officeooo:rsid="000bb277" officeooo:paragraph-rsid="000cac83"/>
    </style:style>
    <style:style style:name="P5" style:family="paragraph" style:parent-style-name="Standard">
      <style:paragraph-properties fo:text-align="justify" style:justify-single-word="false"/>
      <style:text-properties officeooo:rsid="000cac83" officeooo:paragraph-rsid="0010656e"/>
    </style:style>
    <style:style style:name="P6" style:family="paragraph" style:parent-style-name="Standard">
      <style:paragraph-properties fo:text-align="justify" style:justify-single-word="false"/>
      <style:text-properties officeooo:rsid="000cac83" officeooo:paragraph-rsid="000cac83"/>
    </style:style>
    <style:style style:name="P7" style:family="paragraph" style:parent-style-name="Standard">
      <style:paragraph-properties fo:text-align="justify" style:justify-single-word="false"/>
      <style:text-properties officeooo:rsid="000e346e" officeooo:paragraph-rsid="000e346e"/>
    </style:style>
    <style:style style:name="P8" style:family="paragraph" style:parent-style-name="Standard">
      <style:paragraph-properties fo:text-align="justify" style:justify-single-word="false"/>
      <style:text-properties officeooo:rsid="000e346e" officeooo:paragraph-rsid="000e8301"/>
    </style:style>
    <style:style style:name="P9" style:family="paragraph" style:parent-style-name="Standard">
      <style:paragraph-properties fo:text-align="justify" style:justify-single-word="false"/>
      <style:text-properties officeooo:rsid="000e8301" officeooo:paragraph-rsid="000e8301"/>
    </style:style>
    <style:style style:name="P10" style:family="paragraph" style:parent-style-name="Standard">
      <style:paragraph-properties fo:text-align="justify" style:justify-single-word="false"/>
      <style:text-properties officeooo:rsid="000ef3e7" officeooo:paragraph-rsid="000ef3e7"/>
    </style:style>
    <style:style style:name="P11" style:family="paragraph" style:parent-style-name="Standard">
      <style:paragraph-properties fo:text-align="justify" style:justify-single-word="false"/>
      <style:text-properties officeooo:rsid="0010656e" officeooo:paragraph-rsid="0018391e"/>
    </style:style>
    <style:style style:name="P12" style:family="paragraph" style:parent-style-name="Standard">
      <style:paragraph-properties fo:text-align="justify" style:justify-single-word="false"/>
      <style:text-properties officeooo:rsid="00108929" officeooo:paragraph-rsid="00108929"/>
    </style:style>
    <style:style style:name="P13" style:family="paragraph" style:parent-style-name="Standard">
      <style:paragraph-properties fo:text-align="justify" style:justify-single-word="false"/>
      <style:text-properties fo:font-weight="bold" officeooo:rsid="0010656e" officeooo:paragraph-rsid="00197c23" style:font-weight-asian="bold" style:font-weight-complex="bold"/>
    </style:style>
    <style:style style:name="P14" style:family="paragraph" style:parent-style-name="Standard">
      <style:paragraph-properties fo:text-align="justify" style:justify-single-word="false"/>
      <style:text-properties fo:font-weight="bold" officeooo:rsid="0010656e" officeooo:paragraph-rsid="0019ee9c" style:font-weight-asian="bold" style:font-weight-complex="bold"/>
    </style:style>
    <style:style style:name="P15" style:family="paragraph" style:parent-style-name="Standard">
      <style:paragraph-properties fo:text-align="justify" style:justify-single-word="false"/>
      <style:text-properties fo:font-weight="bold" officeooo:rsid="0010656e" officeooo:paragraph-rsid="0010656e" style:font-weight-asian="bold" style:font-weight-complex="bold"/>
    </style:style>
    <style:style style:name="P16" style:family="paragraph" style:parent-style-name="Standard">
      <style:paragraph-properties fo:text-align="justify" style:justify-single-word="false"/>
      <style:text-properties fo:font-weight="bold" officeooo:rsid="001f3e28" officeooo:paragraph-rsid="001f3e28" style:font-weight-asian="bold" style:font-weight-complex="bold"/>
    </style:style>
    <style:style style:name="P17" style:family="paragraph" style:parent-style-name="Standard">
      <style:paragraph-properties fo:text-align="justify" style:justify-single-word="false"/>
      <style:text-properties fo:font-weight="bold" officeooo:rsid="0023c570" officeooo:paragraph-rsid="0027386d" style:font-weight-asian="bold" style:font-weight-complex="bold"/>
    </style:style>
    <style:style style:name="P18" style:family="paragraph" style:parent-style-name="Standard">
      <style:paragraph-properties fo:text-align="justify" style:justify-single-word="false"/>
      <style:text-properties fo:font-weight="bold" officeooo:rsid="002126fb" officeooo:paragraph-rsid="002126fb" style:font-weight-asian="bold" style:font-weight-complex="bold"/>
    </style:style>
    <style:style style:name="P19" style:family="paragraph" style:parent-style-name="Standard">
      <style:paragraph-properties fo:text-align="justify" style:justify-single-word="false"/>
      <style:text-properties fo:font-weight="bold" officeooo:rsid="002126fb" officeooo:paragraph-rsid="00380957" style:font-weight-asian="bold" style:font-weight-complex="bold"/>
    </style:style>
    <style:style style:name="P20" style:family="paragraph" style:parent-style-name="Standard">
      <style:paragraph-properties fo:text-align="justify" style:justify-single-word="false"/>
      <style:text-properties fo:font-weight="bold" officeooo:rsid="000abea4" officeooo:paragraph-rsid="000abea4" style:font-weight-asian="bold" style:font-weight-complex="bold"/>
    </style:style>
    <style:style style:name="P21" style:family="paragraph" style:parent-style-name="Standard">
      <style:paragraph-properties fo:text-align="justify" style:justify-single-word="false"/>
      <style:text-properties fo:font-weight="bold" officeooo:rsid="000abea4" officeooo:paragraph-rsid="00380957" style:font-weight-asian="bold" style:font-weight-complex="bold"/>
    </style:style>
    <style:style style:name="P22" style:family="paragraph" style:parent-style-name="Standard">
      <style:paragraph-properties fo:text-align="justify" style:justify-single-word="false"/>
      <style:text-properties fo:font-weight="bold" officeooo:rsid="000cac83" officeooo:paragraph-rsid="0010656e" style:font-weight-asian="bold" style:font-weight-complex="bold"/>
    </style:style>
    <style:style style:name="P23" style:family="paragraph" style:parent-style-name="Standard">
      <style:paragraph-properties fo:text-align="justify" style:justify-single-word="false"/>
      <style:text-properties fo:font-weight="bold" style:font-weight-asian="bold" style:font-weight-complex="bold"/>
    </style:style>
    <style:style style:name="P24" style:family="paragraph" style:parent-style-name="Standard">
      <style:paragraph-properties fo:text-align="justify" style:justify-single-word="false"/>
      <style:text-properties fo:font-weight="bold" officeooo:paragraph-rsid="00380957" style:font-weight-asian="bold" style:font-weight-complex="bold"/>
    </style:style>
    <style:style style:name="P25"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f3e28" officeooo:paragraph-rsid="001f3e28" style:font-size-asian="14pt" style:font-weight-asian="bold" style:font-size-complex="14pt" style:font-weight-complex="bold"/>
    </style:style>
    <style:style style:name="P26"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0bb277" officeooo:paragraph-rsid="000bb277" style:font-size-asian="14pt" style:font-weight-asian="bold" style:font-size-complex="14pt" style:font-weight-complex="bold"/>
    </style:style>
    <style:style style:name="P27"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0bb277" officeooo:paragraph-rsid="001f3e28" style:font-size-asian="14pt" style:font-weight-asian="bold" style:font-size-complex="14pt" style:font-weight-complex="bold"/>
    </style:style>
    <style:style style:name="P28" style:family="paragraph" style:parent-style-name="Standard">
      <style:paragraph-properties fo:text-align="justify" style:justify-single-word="false"/>
      <style:text-properties fo:font-size="14pt" fo:font-weight="bold" officeooo:rsid="001f3e28" officeooo:paragraph-rsid="001f3e28" style:font-size-asian="14pt" style:font-weight-asian="bold" style:font-size-complex="14pt" style:font-weight-complex="bold"/>
    </style:style>
    <style:style style:name="P29"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30" style:family="paragraph" style:parent-style-name="Standard">
      <style:paragraph-properties fo:text-align="justify" style:justify-single-word="false"/>
      <style:text-properties fo:font-size="14pt" fo:font-weight="normal" officeooo:rsid="001f3e28" officeooo:paragraph-rsid="001f3e28" style:font-size-asian="14pt" style:font-weight-asian="normal" style:font-size-complex="14pt" style:font-weight-complex="normal"/>
    </style:style>
    <style:style style:name="P31" style:family="paragraph" style:parent-style-name="Standard">
      <style:paragraph-properties fo:text-align="justify" style:justify-single-word="false"/>
      <style:text-properties fo:font-style="normal" officeooo:rsid="000abea4" officeooo:paragraph-rsid="00123507" style:font-style-asian="normal" style:font-style-complex="normal"/>
    </style:style>
    <style:style style:name="P32" style:family="paragraph" style:parent-style-name="Standard">
      <style:paragraph-properties fo:text-align="justify" style:justify-single-word="false"/>
      <style:text-properties fo:font-style="normal" officeooo:rsid="00108929" officeooo:paragraph-rsid="00108929" style:font-style-asian="normal" style:font-style-complex="normal"/>
    </style:style>
    <style:style style:name="P33" style:family="paragraph" style:parent-style-name="Standard">
      <style:paragraph-properties fo:text-align="justify" style:justify-single-word="false"/>
      <style:text-properties fo:font-style="normal" officeooo:rsid="00123507" officeooo:paragraph-rsid="00123507" style:font-style-asian="normal" style:font-style-complex="normal"/>
    </style:style>
    <style:style style:name="P34" style:family="paragraph" style:parent-style-name="Standard">
      <style:paragraph-properties fo:text-align="justify" style:justify-single-word="false"/>
      <style:text-properties fo:font-style="normal" officeooo:rsid="001689be" officeooo:paragraph-rsid="001689be" style:font-style-asian="normal" style:font-style-complex="normal"/>
    </style:style>
    <style:style style:name="P35" style:family="paragraph" style:parent-style-name="Standard">
      <style:paragraph-properties fo:text-align="justify" style:justify-single-word="false"/>
      <style:text-properties fo:font-style="normal" officeooo:rsid="0017e8c0" officeooo:paragraph-rsid="0017e8c0" style:font-style-asian="normal" style:font-style-complex="normal"/>
    </style:style>
    <style:style style:name="P36" style:family="paragraph" style:parent-style-name="Standard">
      <style:paragraph-properties fo:text-align="justify" style:justify-single-word="false"/>
      <style:text-properties fo:font-style="normal" officeooo:rsid="0018391e" officeooo:paragraph-rsid="0018391e" style:font-style-asian="normal" style:font-style-complex="normal"/>
    </style:style>
    <style:style style:name="P37" style:family="paragraph" style:parent-style-name="Standard">
      <style:paragraph-properties fo:text-align="justify" style:justify-single-word="false"/>
      <style:text-properties fo:font-style="normal" officeooo:rsid="0010656e" officeooo:paragraph-rsid="0018391e" style:font-style-asian="normal" style:font-style-complex="normal"/>
    </style:style>
    <style:style style:name="P38" style:family="paragraph" style:parent-style-name="Standard">
      <style:paragraph-properties fo:text-align="justify" style:justify-single-word="false"/>
      <style:text-properties fo:font-style="normal" style:text-underline-style="none" officeooo:rsid="000cac83" officeooo:paragraph-rsid="000cac83" style:font-style-asian="normal" style:font-style-complex="normal"/>
    </style:style>
    <style:style style:name="P39" style:family="paragraph" style:parent-style-name="Standard">
      <style:paragraph-properties fo:text-align="justify" style:justify-single-word="false"/>
      <style:text-properties fo:font-style="normal" style:text-underline-style="none" officeooo:rsid="000abea4" officeooo:paragraph-rsid="000abea4" style:font-style-asian="normal" style:font-style-complex="normal"/>
    </style:style>
    <style:style style:name="P40" style:family="paragraph" style:parent-style-name="Standard">
      <style:paragraph-properties fo:text-align="justify" style:justify-single-word="false"/>
      <style:text-properties officeooo:rsid="00123507" officeooo:paragraph-rsid="00123507"/>
    </style:style>
    <style:style style:name="P41" style:family="paragraph" style:parent-style-name="Standard">
      <style:paragraph-properties fo:text-align="justify" style:justify-single-word="false"/>
      <style:text-properties officeooo:rsid="00123507" officeooo:paragraph-rsid="00380957"/>
    </style:style>
    <style:style style:name="P42" style:family="paragraph" style:parent-style-name="Standard">
      <style:paragraph-properties fo:text-align="justify" style:justify-single-word="false"/>
      <style:text-properties officeooo:rsid="001429ba" officeooo:paragraph-rsid="001429ba"/>
    </style:style>
    <style:style style:name="P43" style:family="paragraph" style:parent-style-name="Standard">
      <style:paragraph-properties fo:text-align="justify" style:justify-single-word="false"/>
      <style:text-properties officeooo:rsid="001580d0" officeooo:paragraph-rsid="001580d0"/>
    </style:style>
    <style:style style:name="P44" style:family="paragraph" style:parent-style-name="Standard">
      <style:paragraph-properties fo:text-align="justify" style:justify-single-word="false"/>
    </style:style>
    <style:style style:name="P45" style:family="paragraph" style:parent-style-name="Standard">
      <style:paragraph-properties fo:text-align="justify" style:justify-single-word="false"/>
      <style:text-properties officeooo:paragraph-rsid="000bb277"/>
    </style:style>
    <style:style style:name="P46" style:family="paragraph" style:parent-style-name="Standard">
      <style:paragraph-properties fo:text-align="justify" style:justify-single-word="false"/>
      <style:text-properties officeooo:paragraph-rsid="002af9e6"/>
    </style:style>
    <style:style style:name="P47" style:family="paragraph" style:parent-style-name="Standard">
      <style:paragraph-properties fo:text-align="justify" style:justify-single-word="false"/>
      <style:text-properties officeooo:paragraph-rsid="002c5084"/>
    </style:style>
    <style:style style:name="P48" style:family="paragraph" style:parent-style-name="Standard">
      <style:paragraph-properties fo:text-align="justify" style:justify-single-word="false"/>
      <style:text-properties officeooo:rsid="0018391e" officeooo:paragraph-rsid="0019ee9c"/>
    </style:style>
    <style:style style:name="P49" style:family="paragraph" style:parent-style-name="Standard">
      <style:paragraph-properties fo:text-align="justify" style:justify-single-word="false"/>
      <style:text-properties officeooo:rsid="0018e004" officeooo:paragraph-rsid="0019ee9c"/>
    </style:style>
    <style:style style:name="P50" style:family="paragraph" style:parent-style-name="Standard">
      <style:paragraph-properties fo:text-align="justify" style:justify-single-word="false"/>
      <style:text-properties officeooo:rsid="00197c23" officeooo:paragraph-rsid="0019ee9c"/>
    </style:style>
    <style:style style:name="P51" style:family="paragraph" style:parent-style-name="Standard">
      <style:paragraph-properties fo:text-align="justify" style:justify-single-word="false"/>
      <style:text-properties officeooo:rsid="0019ee9c" officeooo:paragraph-rsid="0019ee9c"/>
    </style:style>
    <style:style style:name="P52" style:family="paragraph" style:parent-style-name="Standard">
      <style:paragraph-properties fo:text-align="justify" style:justify-single-word="false"/>
      <style:text-properties fo:font-weight="normal" officeooo:rsid="00197c23" officeooo:paragraph-rsid="0019ee9c" style:font-weight-asian="normal" style:font-weight-complex="normal"/>
    </style:style>
    <style:style style:name="P53" style:family="paragraph" style:parent-style-name="Standard">
      <style:paragraph-properties fo:text-align="justify" style:justify-single-word="false"/>
      <style:text-properties fo:font-weight="normal" officeooo:rsid="001b36e4" officeooo:paragraph-rsid="001b36e4" style:font-weight-asian="normal" style:font-weight-complex="normal"/>
    </style:style>
    <style:style style:name="P54" style:family="paragraph" style:parent-style-name="Standard">
      <style:paragraph-properties fo:text-align="justify" style:justify-single-word="false"/>
      <style:text-properties fo:font-weight="normal" officeooo:rsid="001c13a0" officeooo:paragraph-rsid="001eb109" style:font-weight-asian="normal" style:font-weight-complex="normal"/>
    </style:style>
    <style:style style:name="P55" style:family="paragraph" style:parent-style-name="Standard">
      <style:paragraph-properties fo:text-align="justify" style:justify-single-word="false"/>
      <style:text-properties fo:font-weight="normal" officeooo:rsid="001d3e5d" officeooo:paragraph-rsid="001e91b6" style:font-weight-asian="normal" style:font-weight-complex="normal"/>
    </style:style>
    <style:style style:name="P56" style:family="paragraph" style:parent-style-name="Standard">
      <style:paragraph-properties fo:text-align="justify" style:justify-single-word="false"/>
      <style:text-properties fo:font-weight="normal" officeooo:rsid="001e91b6" officeooo:paragraph-rsid="001e91b6" style:font-weight-asian="normal" style:font-weight-complex="normal"/>
    </style:style>
    <style:style style:name="P57" style:family="paragraph" style:parent-style-name="Standard">
      <style:paragraph-properties fo:text-align="justify" style:justify-single-word="false"/>
      <style:text-properties fo:font-weight="normal" officeooo:rsid="001e91b6" officeooo:paragraph-rsid="001eb109" style:font-weight-asian="normal" style:font-weight-complex="normal"/>
    </style:style>
    <style:style style:name="P58" style:family="paragraph" style:parent-style-name="Standard">
      <style:paragraph-properties fo:text-align="justify" style:justify-single-word="false"/>
      <style:text-properties fo:font-weight="normal" officeooo:rsid="001e91b6" officeooo:paragraph-rsid="001f3e28" style:font-weight-asian="normal" style:font-weight-complex="normal"/>
    </style:style>
    <style:style style:name="P59" style:family="paragraph" style:parent-style-name="Standard">
      <style:paragraph-properties fo:text-align="justify" style:justify-single-word="false"/>
      <style:text-properties fo:font-weight="normal" officeooo:rsid="001f3e28" officeooo:paragraph-rsid="001f3e28" style:font-weight-asian="normal" style:font-weight-complex="normal"/>
    </style:style>
    <style:style style:name="P60" style:family="paragraph" style:parent-style-name="Standard">
      <style:paragraph-properties fo:text-align="justify" style:justify-single-word="false"/>
      <style:text-properties fo:font-weight="normal" officeooo:rsid="001f3e28" officeooo:paragraph-rsid="002126fb" style:font-weight-asian="normal" style:font-weight-complex="normal"/>
    </style:style>
    <style:style style:name="P61" style:family="paragraph" style:parent-style-name="Standard">
      <style:paragraph-properties fo:text-align="justify" style:justify-single-word="false"/>
      <style:text-properties fo:font-weight="normal" officeooo:rsid="001f3e28" officeooo:paragraph-rsid="00231d48" style:font-weight-asian="normal" style:font-weight-complex="normal"/>
    </style:style>
    <style:style style:name="P62" style:family="paragraph" style:parent-style-name="Standard">
      <style:paragraph-properties fo:text-align="justify" style:justify-single-word="false"/>
      <style:text-properties fo:font-weight="normal" officeooo:rsid="002126fb" officeooo:paragraph-rsid="002126fb" style:font-weight-asian="normal" style:font-weight-complex="normal"/>
    </style:style>
    <style:style style:name="P63" style:family="paragraph" style:parent-style-name="Standard">
      <style:paragraph-properties fo:text-align="justify" style:justify-single-word="false"/>
      <style:text-properties fo:font-weight="normal" officeooo:rsid="00231d48" officeooo:paragraph-rsid="00231d48" style:font-weight-asian="normal" style:font-weight-complex="normal"/>
    </style:style>
    <style:style style:name="P64" style:family="paragraph" style:parent-style-name="Standard">
      <style:paragraph-properties fo:text-align="justify" style:justify-single-word="false"/>
      <style:text-properties fo:font-weight="normal" officeooo:rsid="0023c570" officeooo:paragraph-rsid="0023c570" style:font-weight-asian="normal" style:font-weight-complex="normal"/>
    </style:style>
    <style:style style:name="P65" style:family="paragraph" style:parent-style-name="Standard">
      <style:paragraph-properties fo:text-align="justify" style:justify-single-word="false"/>
      <style:text-properties fo:font-weight="normal" officeooo:rsid="0023c570" officeooo:paragraph-rsid="002518fe" style:font-weight-asian="normal" style:font-weight-complex="normal"/>
    </style:style>
    <style:style style:name="P66" style:family="paragraph" style:parent-style-name="Standard">
      <style:paragraph-properties fo:text-align="justify" style:justify-single-word="false"/>
      <style:text-properties fo:font-weight="normal" officeooo:rsid="0023c570" officeooo:paragraph-rsid="002e50a9" style:font-weight-asian="normal" style:font-weight-complex="normal"/>
    </style:style>
    <style:style style:name="P67" style:family="paragraph" style:parent-style-name="Standard">
      <style:paragraph-properties fo:text-align="justify" style:justify-single-word="false"/>
      <style:text-properties fo:font-weight="normal" officeooo:rsid="002518fe" officeooo:paragraph-rsid="002518fe" style:font-weight-asian="normal" style:font-weight-complex="normal"/>
    </style:style>
    <style:style style:name="P68" style:family="paragraph" style:parent-style-name="Standard">
      <style:paragraph-properties fo:text-align="justify" style:justify-single-word="false"/>
      <style:text-properties fo:font-weight="normal" officeooo:rsid="002e50a9" officeooo:paragraph-rsid="002e50a9" style:font-weight-asian="normal" style:font-weight-complex="normal"/>
    </style:style>
    <style:style style:name="P69" style:family="paragraph" style:parent-style-name="Standard">
      <style:paragraph-properties fo:text-align="justify" style:justify-single-word="false"/>
      <style:text-properties fo:font-weight="normal" officeooo:rsid="003045f6" officeooo:paragraph-rsid="003045f6" style:font-weight-asian="normal" style:font-weight-complex="normal"/>
    </style:style>
    <style:style style:name="P70" style:family="paragraph" style:parent-style-name="Standard">
      <style:paragraph-properties fo:text-align="justify" style:justify-single-word="false"/>
      <style:text-properties fo:font-weight="normal" officeooo:rsid="00319e1e" officeooo:paragraph-rsid="00319e1e" style:font-weight-asian="normal" style:font-weight-complex="normal"/>
    </style:style>
    <style:style style:name="P71" style:family="paragraph" style:parent-style-name="Standard">
      <style:paragraph-properties fo:text-align="justify" style:justify-single-word="false"/>
      <style:text-properties fo:font-weight="normal" officeooo:rsid="004ea650" officeooo:paragraph-rsid="004ea650" style:font-weight-asian="normal" style:font-weight-complex="normal"/>
    </style:style>
    <style:style style:name="P72" style:family="paragraph" style:parent-style-name="Standard">
      <style:paragraph-properties fo:text-align="justify" style:justify-single-word="false"/>
      <style:text-properties style:font-name="Liberation Serif" fo:font-weight="normal" officeooo:rsid="002821d6" officeooo:paragraph-rsid="002821d6" style:font-weight-asian="normal" style:font-weight-complex="normal"/>
    </style:style>
    <style:style style:name="P73" style:family="paragraph" style:parent-style-name="Standard">
      <style:paragraph-properties fo:text-align="justify" style:justify-single-word="false"/>
      <style:text-properties style:font-name="Liberation Serif" fo:font-weight="normal" officeooo:rsid="0028c808" officeooo:paragraph-rsid="0028c808" style:font-weight-asian="normal" style:font-weight-complex="normal"/>
    </style:style>
    <style:style style:name="P74" style:family="paragraph" style:parent-style-name="Standard">
      <style:paragraph-properties fo:text-align="justify" style:justify-single-word="false"/>
      <style:text-properties style:font-name="Liberation Serif" fo:font-weight="normal" officeooo:rsid="002fd294" officeooo:paragraph-rsid="002fd294" style:font-weight-asian="normal" style:font-weight-complex="normal"/>
    </style:style>
    <style:style style:name="P75" style:family="paragraph" style:parent-style-name="Standard">
      <style:paragraph-properties fo:text-align="justify" style:justify-single-word="false"/>
      <style:text-properties style:font-name="Liberation Serif" fo:font-weight="normal" officeooo:rsid="00380957" officeooo:paragraph-rsid="00380957" style:font-weight-asian="normal" style:font-weight-complex="normal"/>
    </style:style>
    <style:style style:name="P76" style:family="paragraph" style:parent-style-name="Standard">
      <style:paragraph-properties fo:text-align="justify" style:justify-single-word="false"/>
      <style:text-properties style:font-name="Liberation Serif" fo:font-weight="normal" officeooo:rsid="0038c40a" officeooo:paragraph-rsid="0038c40a" style:font-weight-asian="normal" style:font-weight-complex="normal"/>
    </style:style>
    <style:style style:name="P77" style:family="paragraph" style:parent-style-name="Standard">
      <style:paragraph-properties fo:text-align="justify" style:justify-single-word="false"/>
      <style:text-properties style:font-name="Liberation Serif" fo:font-weight="normal" officeooo:rsid="003a2b81" officeooo:paragraph-rsid="003a2b81" style:font-weight-asian="normal" style:font-weight-complex="normal"/>
    </style:style>
    <style:style style:name="P78" style:family="paragraph" style:parent-style-name="Standard">
      <style:paragraph-properties fo:text-align="justify" style:justify-single-word="false"/>
      <style:text-properties style:font-name="Liberation Serif" fo:font-weight="normal" officeooo:rsid="003a2b81" officeooo:paragraph-rsid="00380957" style:font-weight-asian="normal" style:font-weight-complex="normal"/>
    </style:style>
    <style:style style:name="P79" style:family="paragraph" style:parent-style-name="Standard">
      <style:paragraph-properties fo:text-align="justify" style:justify-single-word="false"/>
      <style:text-properties style:font-name="Liberation Serif" fo:font-weight="normal" officeooo:rsid="003b8b34" officeooo:paragraph-rsid="003b8b34" style:font-weight-asian="normal" style:font-weight-complex="normal"/>
    </style:style>
    <style:style style:name="P80" style:family="paragraph" style:parent-style-name="Standard">
      <style:paragraph-properties fo:text-align="justify" style:justify-single-word="false"/>
      <style:text-properties style:font-name="Liberation Serif" fo:font-weight="normal" officeooo:paragraph-rsid="00365948" style:font-weight-asian="normal" style:font-weight-complex="normal"/>
    </style:style>
    <style:style style:name="P81" style:family="paragraph" style:parent-style-name="Standard">
      <style:paragraph-properties fo:text-align="justify" style:justify-single-word="false"/>
      <style:text-properties style:font-name="Liberation Serif" style:text-underline-style="solid" style:text-underline-width="auto" style:text-underline-color="font-color" fo:font-weight="bold" officeooo:rsid="002ff1b4" officeooo:paragraph-rsid="002ff1b4" style:font-weight-asian="bold" style:font-weight-complex="bold"/>
    </style:style>
    <style:style style:name="P82" style:family="paragraph" style:parent-style-name="Standard">
      <style:paragraph-properties fo:text-align="justify" style:justify-single-word="false"/>
      <style:text-properties style:font-name="Liberation Serif" fo:font-size="12pt" fo:font-weight="normal" officeooo:rsid="003bf1fd" officeooo:paragraph-rsid="003bf1fd"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style:font-name="Liberation Serif" fo:font-size="12pt" fo:font-weight="normal" officeooo:rsid="003b8b34" officeooo:paragraph-rsid="003bf1fd"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style:font-name="Liberation Serif" fo:font-size="12pt" fo:font-weight="bold" officeooo:rsid="003bf1fd" officeooo:paragraph-rsid="003bf1fd" style:font-size-asian="12pt" style:font-weight-asian="bold" style:font-size-complex="12pt" style:font-weight-complex="bold"/>
    </style:style>
    <style:style style:name="P85" style:family="paragraph" style:parent-style-name="Standard">
      <style:paragraph-properties fo:text-align="justify" style:justify-single-word="false"/>
      <style:text-properties style:font-name="Liberation Serif" fo:font-weight="bold" officeooo:rsid="003a2b81" officeooo:paragraph-rsid="003a2b81" style:font-weight-asian="bold" style:font-weight-complex="bold"/>
    </style:style>
    <style:style style:name="P86" style:family="paragraph" style:parent-style-name="Standard">
      <style:paragraph-properties fo:text-align="justify" style:justify-single-word="false"/>
      <style:text-properties style:font-name="Liberation Serif"/>
    </style:style>
    <style:style style:name="P87" style:family="paragraph" style:parent-style-name="Standard">
      <style:paragraph-properties fo:text-align="justify" style:justify-single-word="false"/>
      <style:text-properties style:font-name="Liberation Serif" officeooo:paragraph-rsid="00363523"/>
    </style:style>
    <style:style style:name="P88" style:family="paragraph" style:parent-style-name="Standard">
      <style:paragraph-properties fo:text-align="justify" style:justify-single-word="false"/>
      <style:text-properties style:font-name="Liberation Serif" officeooo:rsid="003666f2" officeooo:paragraph-rsid="003666f2"/>
    </style:style>
    <style:style style:name="P89" style:family="paragraph" style:parent-style-name="Standard">
      <style:paragraph-properties fo:text-align="justify" style:justify-single-word="false"/>
      <style:text-properties style:font-name="Liberation Serif" officeooo:rsid="00363523" officeooo:paragraph-rsid="00363523"/>
    </style:style>
    <style:style style:name="P90" style:family="paragraph" style:parent-style-name="Standard">
      <style:paragraph-properties fo:text-align="justify" style:justify-single-word="false"/>
      <style:text-properties style:font-name="Liberation Serif" officeooo:rsid="00365948" officeooo:paragraph-rsid="00365948"/>
    </style:style>
    <style:style style:name="P91"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2126fb" officeooo:paragraph-rsid="002126fb" style:font-size-asian="18pt" style:font-weight-asian="bold" style:font-size-complex="18pt" style:font-weight-complex="bold"/>
    </style:style>
    <style:style style:name="P92" style:family="paragraph" style:parent-style-name="Standard">
      <style:paragraph-properties fo:text-align="justify" style:justify-single-word="false"/>
      <style:text-properties style:text-underline-style="solid" style:text-underline-width="auto" style:text-underline-color="font-color" fo:font-weight="bold" officeooo:rsid="000abea4" officeooo:paragraph-rsid="000abea4" style:font-weight-asian="bold" style:font-weight-complex="bold"/>
    </style:style>
    <style:style style:name="P93" style:family="paragraph" style:parent-style-name="Standard">
      <style:paragraph-properties fo:text-align="center" style:justify-single-word="false"/>
      <style:text-properties fo:font-size="20pt" fo:font-weight="bold" officeooo:rsid="004b75f9" officeooo:paragraph-rsid="004b75f9" style:font-size-asian="20pt" style:font-weight-asian="bold" style:font-size-complex="20pt" style:font-weight-complex="bold"/>
    </style:style>
    <style:style style:name="P94"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95" style:family="paragraph" style:parent-style-name="Preformatted_20_Text">
      <style:paragraph-properties fo:text-align="justify" style:justify-single-word="false"/>
      <style:text-properties style:font-name="Liberation Serif" fo:font-size="12pt" fo:font-weight="normal" officeooo:rsid="0023c570" officeooo:paragraph-rsid="001f3e28" style:font-size-asian="12pt" style:font-weight-asian="normal" style:font-size-complex="12pt" style:font-weight-complex="normal"/>
    </style:style>
    <style:style style:name="P96" style:family="paragraph" style:parent-style-name="Preformatted_20_Text">
      <style:paragraph-properties fo:text-align="justify" style:justify-single-word="false"/>
      <style:text-properties style:font-name="Liberation Serif" fo:font-size="12pt" fo:font-weight="normal" officeooo:rsid="002821d6" officeooo:paragraph-rsid="0028c808" style:font-size-asian="12pt" style:font-weight-asian="normal" style:font-size-complex="12pt" style:font-weight-complex="normal"/>
    </style:style>
    <style:style style:name="P97" style:family="paragraph" style:parent-style-name="Preformatted_20_Text">
      <style:paragraph-properties fo:text-align="justify" style:justify-single-word="false"/>
      <style:text-properties style:font-name="Liberation Serif" fo:font-size="12pt" fo:font-weight="normal" officeooo:rsid="0028c808" officeooo:paragraph-rsid="0028c808" style:font-size-asian="12pt" style:font-weight-asian="normal" style:font-size-complex="12pt" style:font-weight-complex="normal"/>
    </style:style>
    <style:style style:name="P98" style:family="paragraph" style:parent-style-name="Preformatted_20_Text">
      <style:paragraph-properties fo:text-align="justify" style:justify-single-word="false"/>
      <style:text-properties style:font-name="Liberation Serif" fo:font-size="12pt" fo:font-weight="normal" officeooo:rsid="003bf1fd" officeooo:paragraph-rsid="003b8b34" style:font-size-asian="12pt" style:font-weight-asian="normal" style:font-size-complex="12pt" style:font-weight-complex="normal"/>
    </style:style>
    <style:style style:name="P99" style:family="paragraph" style:parent-style-name="Preformatted_20_Text">
      <style:paragraph-properties fo:text-align="justify" style:justify-single-word="false"/>
      <style:text-properties style:font-name="Liberation Serif" fo:font-size="12pt" fo:font-weight="normal" officeooo:rsid="003bf1fd" officeooo:paragraph-rsid="003bf1fd" style:font-size-asian="12pt" style:font-weight-asian="normal" style:font-size-complex="12pt" style:font-weight-complex="normal"/>
    </style:style>
    <style:style style:name="P100" style:family="paragraph" style:parent-style-name="Preformatted_20_Text">
      <style:paragraph-properties fo:text-align="justify" style:justify-single-word="false"/>
      <style:text-properties style:font-name="Liberation Serif" fo:font-size="12pt" fo:font-weight="normal" officeooo:rsid="003b8b34" officeooo:paragraph-rsid="003bf1fd" style:font-size-asian="12pt" style:font-weight-asian="normal" style:font-size-complex="12pt" style:font-weight-complex="normal"/>
    </style:style>
    <style:style style:name="P101" style:family="paragraph" style:parent-style-name="Preformatted_20_Text">
      <style:paragraph-properties fo:text-align="justify" style:justify-single-word="false"/>
      <style:text-properties style:font-name="Liberation Serif" fo:font-size="12pt" fo:font-weight="normal" officeooo:rsid="003d4d5b" officeooo:paragraph-rsid="003d4d5b" style:font-size-asian="12pt" style:font-weight-asian="normal" style:font-size-complex="12pt" style:font-weight-complex="normal"/>
    </style:style>
    <style:style style:name="P102" style:family="paragraph" style:parent-style-name="Preformatted_20_Text">
      <style:paragraph-properties fo:text-align="justify" style:justify-single-word="false"/>
      <style:text-properties style:font-name="Liberation Serif" fo:font-size="12pt" fo:font-weight="normal" officeooo:rsid="003e6fef" officeooo:paragraph-rsid="003e6fef" style:font-size-asian="12pt" style:font-weight-asian="normal" style:font-size-complex="12pt" style:font-weight-complex="normal"/>
    </style:style>
    <style:style style:name="P103" style:family="paragraph" style:parent-style-name="Preformatted_20_Text">
      <style:paragraph-properties fo:text-align="justify" style:justify-single-word="false"/>
      <style:text-properties style:font-name="Liberation Serif" fo:font-size="12pt" fo:font-weight="normal" officeooo:rsid="0040331d" officeooo:paragraph-rsid="0040331d" style:font-name-asian="Droid Sans Fallback1" style:font-size-asian="12pt" style:font-weight-asian="normal" style:font-name-complex="Liberation Mono" style:font-size-complex="12pt" style:font-weight-complex="normal"/>
    </style:style>
    <style:style style:name="P104" style:family="paragraph" style:parent-style-name="Preformatted_20_Text">
      <style:paragraph-properties fo:text-align="justify" style:justify-single-word="false"/>
      <style:text-properties style:font-name="Liberation Serif" fo:font-size="12pt" fo:font-weight="normal" officeooo:rsid="0041852a" officeooo:paragraph-rsid="0041852a" style:font-name-asian="Droid Sans Fallback1" style:font-size-asian="12pt" style:font-weight-asian="normal" style:font-name-complex="Liberation Mono" style:font-size-complex="12pt" style:font-weight-complex="normal"/>
    </style:style>
    <style:style style:name="P105" style:family="paragraph" style:parent-style-name="Preformatted_20_Text">
      <style:paragraph-properties fo:text-align="justify" style:justify-single-word="false"/>
      <style:text-properties style:font-name="Liberation Serif" fo:font-size="12pt" fo:font-weight="normal" officeooo:rsid="0041852a" officeooo:paragraph-rsid="0042b799" style:font-name-asian="Droid Sans Fallback1" style:font-size-asian="12pt" style:font-weight-asian="normal" style:font-name-complex="Liberation Mono" style:font-size-complex="12pt" style:font-weight-complex="normal"/>
    </style:style>
    <style:style style:name="P106" style:family="paragraph" style:parent-style-name="Preformatted_20_Text">
      <style:paragraph-properties fo:text-align="justify" style:justify-single-word="false"/>
      <style:text-properties style:font-name="Liberation Serif" fo:font-size="12pt" fo:font-weight="normal" officeooo:rsid="0042b799" officeooo:paragraph-rsid="0042b799" style:font-name-asian="Droid Sans Fallback1" style:font-size-asian="12pt" style:font-weight-asian="normal" style:font-name-complex="Liberation Mono" style:font-size-complex="12pt" style:font-weight-complex="normal"/>
    </style:style>
    <style:style style:name="P107" style:family="paragraph" style:parent-style-name="Preformatted_20_Text">
      <style:paragraph-properties fo:text-align="justify" style:justify-single-word="false"/>
      <style:text-properties style:font-name="Liberation Serif" fo:font-size="12pt" fo:font-weight="normal" officeooo:rsid="0043cf43" officeooo:paragraph-rsid="0043cf43" style:font-name-asian="Droid Sans Fallback1" style:font-size-asian="12pt" style:font-weight-asian="normal" style:font-name-complex="Liberation Mono" style:font-size-complex="12pt" style:font-weight-complex="normal"/>
    </style:style>
    <style:style style:name="P108" style:family="paragraph" style:parent-style-name="Preformatted_20_Text">
      <style:paragraph-properties fo:text-align="justify" style:justify-single-word="false"/>
      <style:text-properties style:font-name="Liberation Serif" fo:font-size="12pt" fo:font-weight="normal" officeooo:rsid="00123507" officeooo:paragraph-rsid="0043cf43" style:font-name-asian="Droid Sans Fallback1" style:font-size-asian="12pt" style:font-weight-asian="normal" style:font-name-complex="Liberation Mono" style:font-size-complex="12pt" style:font-weight-complex="normal"/>
    </style:style>
    <style:style style:name="P109" style:family="paragraph" style:parent-style-name="Preformatted_20_Text">
      <style:paragraph-properties fo:text-align="justify" style:justify-single-word="false"/>
      <style:text-properties style:font-name="Liberation Serif" fo:font-size="12pt" fo:font-weight="normal" officeooo:rsid="003e6fef" officeooo:paragraph-rsid="003e6fef" style:font-name-asian="Droid Sans Fallback1" style:font-size-asian="12pt" style:font-weight-asian="normal" style:font-name-complex="Liberation Mono" style:font-size-complex="12pt" style:font-weight-complex="normal"/>
    </style:style>
    <style:style style:name="P110" style:family="paragraph" style:parent-style-name="Preformatted_20_Text">
      <style:paragraph-properties fo:text-align="justify" style:justify-single-word="false"/>
      <style:text-properties style:font-name="Liberation Serif" fo:font-size="12pt" fo:font-weight="bold" officeooo:rsid="003bf1fd" officeooo:paragraph-rsid="003bf1fd" style:font-size-asian="12pt" style:font-weight-asian="bold" style:font-size-complex="12pt" style:font-weight-complex="bold"/>
    </style:style>
    <style:style style:name="P111" style:family="paragraph" style:parent-style-name="Preformatted_20_Text">
      <style:paragraph-properties fo:text-align="justify" style:justify-single-word="false"/>
      <style:text-properties style:font-name="Liberation Serif" fo:font-size="12pt" fo:font-weight="bold" officeooo:rsid="003e6fef" officeooo:paragraph-rsid="003e6fef" style:font-size-asian="12pt" style:font-weight-asian="bold" style:font-size-complex="12pt" style:font-weight-complex="bold"/>
    </style:style>
    <style:style style:name="P112" style:family="paragraph" style:parent-style-name="Preformatted_20_Text">
      <style:paragraph-properties fo:text-align="justify" style:justify-single-word="false"/>
      <style:text-properties style:font-name="Liberation Serif" fo:font-size="12pt" fo:font-weight="bold" officeooo:rsid="003d4d5b" officeooo:paragraph-rsid="003d4d5b" style:font-size-asian="12pt" style:font-weight-asian="bold" style:font-size-complex="12pt" style:font-weight-complex="bold"/>
    </style:style>
    <style:style style:name="P113" style:family="paragraph" style:parent-style-name="Preformatted_20_Text">
      <style:paragraph-properties fo:text-align="justify" style:justify-single-word="false"/>
      <style:text-properties style:font-name="Liberation Serif" fo:font-size="12pt" fo:font-weight="bold" officeooo:rsid="0042b799" officeooo:paragraph-rsid="0042b799" style:font-name-asian="Droid Sans Fallback1" style:font-size-asian="12pt" style:font-weight-asian="bold" style:font-name-complex="Liberation Mono" style:font-size-complex="12pt" style:font-weight-complex="bold"/>
    </style:style>
    <style:style style:name="P114" style:family="paragraph" style:parent-style-name="Preformatted_20_Text">
      <style:paragraph-properties fo:text-align="justify" style:justify-single-word="false"/>
      <style:text-properties style:font-name="Liberation Serif" fo:font-size="12pt" fo:font-weight="bold" officeooo:rsid="0041852a" officeooo:paragraph-rsid="0041852a" style:font-name-asian="Droid Sans Fallback1" style:font-size-asian="12pt" style:font-weight-asian="bold" style:font-name-complex="Liberation Mono" style:font-size-complex="12pt" style:font-weight-complex="bold"/>
    </style:style>
    <style:style style:name="P115" style:family="paragraph" style:parent-style-name="Preformatted_20_Text">
      <style:paragraph-properties fo:text-align="justify" style:justify-single-word="false"/>
      <style:text-properties style:font-name="Liberation Serif" fo:font-size="12pt" style:text-underline-style="solid" style:text-underline-width="auto" style:text-underline-color="font-color" fo:font-weight="bold" officeooo:paragraph-rsid="003e6fef" style:font-size-asian="10.5pt" style:font-weight-asian="bold" style:font-size-complex="12pt" style:font-weight-complex="bold"/>
    </style:style>
    <style:style style:name="P116" style:family="paragraph" style:parent-style-name="Preformatted_20_Text">
      <style:paragraph-properties fo:text-align="justify" style:justify-single-word="false"/>
      <style:text-properties style:font-name="Liberation Serif" fo:font-size="14pt" style:text-underline-style="solid" style:text-underline-width="auto" style:text-underline-color="font-color" fo:font-weight="bold" officeooo:rsid="0042b799" officeooo:paragraph-rsid="0042b799" style:font-name-asian="Droid Sans Fallback1" style:font-size-asian="14pt" style:font-weight-asian="bold" style:font-name-complex="Liberation Mono" style:font-size-complex="14pt" style:font-weight-complex="bold"/>
    </style:style>
    <style:style style:name="P117" style:family="paragraph" style:parent-style-name="Preformatted_20_Text">
      <style:paragraph-properties fo:text-align="justify" style:justify-single-word="false"/>
      <style:text-properties style:font-name="Liberation Serif" fo:font-size="14pt" style:text-underline-style="solid" style:text-underline-width="auto" style:text-underline-color="font-color" fo:font-weight="bold" officeooo:rsid="00466a0e" officeooo:paragraph-rsid="00466a0e" style:font-size-asian="14pt" style:font-weight-asian="bold" style:font-size-complex="14pt" style:font-weight-complex="bold"/>
    </style:style>
    <style:style style:name="P118" style:family="paragraph" style:parent-style-name="Preformatted_20_Text">
      <style:paragraph-properties fo:text-align="justify" style:justify-single-word="false"/>
      <style:text-properties style:font-name="Liberation Serif" officeooo:paragraph-rsid="003e6fef"/>
    </style:style>
    <style:style style:name="P119" style:family="paragraph" style:parent-style-name="Preformatted_20_Text">
      <style:paragraph-properties fo:text-align="justify" style:justify-single-word="false"/>
      <style:text-properties style:font-name="Liberation Serif" fo:font-weight="bold" officeooo:rsid="0040331d" officeooo:paragraph-rsid="0040331d" style:font-weight-asian="bold" style:font-weight-complex="bold"/>
    </style:style>
    <style:style style:name="P120" style:family="paragraph" style:parent-style-name="Preformatted_20_Text">
      <style:paragraph-properties fo:text-align="justify" style:justify-single-word="false"/>
      <style:text-properties officeooo:paragraph-rsid="003e6fef"/>
    </style:style>
    <style:style style:name="P121" style:family="paragraph" style:parent-style-name="Preformatted_20_Text">
      <style:paragraph-properties fo:text-align="justify" style:justify-single-word="false"/>
      <style:text-properties officeooo:paragraph-rsid="0040331d"/>
    </style:style>
    <style:style style:name="P122" style:family="paragraph" style:parent-style-name="Preformatted_20_Text">
      <style:paragraph-properties fo:margin-top="0cm" fo:margin-bottom="0.499cm" style:contextual-spacing="false" fo:text-align="justify" style:justify-single-word="false"/>
      <style:text-properties style:font-name="Liberation Serif" fo:font-size="12pt" fo:font-weight="normal" officeooo:rsid="003bf1fd" style:font-size-asian="12pt" style:font-weight-asian="normal" style:font-size-complex="12pt" style:font-weight-complex="normal"/>
    </style:style>
    <style:style style:name="P123" style:family="paragraph" style:parent-style-name="Standard" style:list-style-name="L17">
      <style:paragraph-properties fo:text-align="justify" style:justify-single-word="false"/>
      <style:text-properties style:font-name="Liberation Serif" fo:font-weight="normal" officeooo:rsid="0029d223" officeooo:paragraph-rsid="0029d223" style:font-weight-asian="normal" style:font-weight-complex="normal"/>
    </style:style>
    <style:style style:name="P124" style:family="paragraph" style:parent-style-name="Standard" style:list-style-name="L17">
      <style:paragraph-properties fo:text-align="justify" style:justify-single-word="false"/>
      <style:text-properties fo:font-weight="normal" style:font-weight-asian="normal" style:font-weight-complex="normal"/>
    </style:style>
    <style:style style:name="P125" style:family="paragraph" style:parent-style-name="Standard">
      <style:paragraph-properties fo:text-align="justify" style:justify-single-word="false"/>
      <style:text-properties fo:font-weight="normal" officeooo:rsid="001e91b6" officeooo:paragraph-rsid="001e91b6" style:font-weight-asian="normal" style:font-weight-complex="normal"/>
    </style:style>
    <style:style style:name="P126" style:family="paragraph" style:parent-style-name="Standard">
      <style:paragraph-properties fo:text-align="justify" style:justify-single-word="false"/>
      <style:text-properties fo:font-weight="normal" officeooo:rsid="004ea650" officeooo:paragraph-rsid="004ea650" style:font-weight-asian="normal" style:font-weight-complex="normal"/>
    </style:style>
    <style:style style:name="P127" style:family="paragraph" style:parent-style-name="Standard">
      <style:paragraph-properties fo:text-align="justify" style:justify-single-word="false"/>
    </style:style>
    <style:style style:name="P128" style:family="paragraph" style:parent-style-name="Standard" style:list-style-name="L17">
      <style:paragraph-properties fo:text-align="justify" style:justify-single-word="false"/>
    </style:style>
    <style:style style:name="P129" style:family="paragraph" style:parent-style-name="Standard">
      <style:paragraph-properties fo:text-align="justify" style:justify-single-word="false"/>
      <style:text-properties fo:font-weight="bold" officeooo:rsid="0010656e" officeooo:paragraph-rsid="0010656e" style:font-weight-asian="bold" style:font-weight-complex="bold"/>
    </style:style>
    <style:style style:name="P130" style:family="paragraph" style:parent-style-name="Preformatted_20_Text">
      <style:paragraph-properties fo:text-align="justify" style:justify-single-word="false"/>
      <style:text-properties style:font-name="Liberation Serif" fo:font-size="12pt" fo:font-weight="bold" officeooo:rsid="0041852a" officeooo:paragraph-rsid="0041852a" style:font-name-asian="Droid Sans Fallback1" style:font-size-asian="12pt" style:font-weight-asian="bold" style:font-name-complex="Liberation Mono" style:font-size-complex="12pt" style:font-weight-complex="bold"/>
    </style:style>
    <style:style style:name="P131" style:family="paragraph" style:parent-style-name="Preformatted_20_Text">
      <style:paragraph-properties fo:text-align="justify" style:justify-single-word="false"/>
      <style:text-properties style:font-name="Liberation Serif" fo:font-size="12pt" fo:font-weight="normal" officeooo:rsid="0041852a" officeooo:paragraph-rsid="0041852a" style:font-name-asian="Droid Sans Fallback1" style:font-size-asian="12pt" style:font-weight-asian="normal" style:font-name-complex="Liberation Mono" style:font-size-complex="12pt" style:font-weight-complex="normal"/>
    </style:style>
    <style:style style:name="P132" style:family="paragraph" style:parent-style-name="Preformatted_20_Text">
      <style:paragraph-properties fo:text-align="justify" style:justify-single-word="false"/>
      <style:text-properties style:font-name="Liberation Serif" fo:font-size="12pt" fo:font-weight="normal" officeooo:rsid="0042b799" officeooo:paragraph-rsid="005254c7" style:font-name-asian="Droid Sans Fallback1" style:font-size-asian="12pt" style:font-weight-asian="normal" style:font-name-complex="Liberation Mono" style:font-size-complex="12pt" style:font-weight-complex="normal"/>
    </style:style>
    <style:style style:name="P133" style:family="paragraph">
      <style:paragraph-properties fo:text-align="center"/>
    </style:style>
    <style:style style:name="P134" style:family="paragraph">
      <style:text-properties fo:font-size="10pt" style:font-size-asian="10pt" style:font-size-complex="10pt"/>
    </style:style>
    <style:style style:name="T1" style:family="text">
      <style:text-properties officeooo:rsid="000bb277"/>
    </style:style>
    <style:style style:name="T2" style:family="text">
      <style:text-properties officeooo:rsid="000cac83"/>
    </style:style>
    <style:style style:name="T3" style:family="text">
      <style:text-properties fo:font-weight="bold" style:font-weight-asian="bold" style:font-weight-complex="bold"/>
    </style:style>
    <style:style style:name="T4" style:family="text">
      <style:text-properties fo:font-weight="bold" officeooo:rsid="00123507" style:font-weight-asian="bold" style:font-weight-complex="bold"/>
    </style:style>
    <style:style style:name="T5" style:family="text">
      <style:text-properties fo:font-weight="bold" officeooo:rsid="000bb277" style:font-weight-asian="bold" style:font-weight-complex="bold"/>
    </style:style>
    <style:style style:name="T6" style:family="text">
      <style:text-properties fo:font-weight="bold" officeooo:rsid="000e8301" style:font-weight-asian="bold" style:font-weight-complex="bold"/>
    </style:style>
    <style:style style:name="T7" style:family="text">
      <style:text-properties fo:font-weight="bold" officeooo:rsid="00148547" style:font-weight-asian="bold" style:font-weight-complex="bold"/>
    </style:style>
    <style:style style:name="T8" style:family="text">
      <style:text-properties fo:font-weight="bold" officeooo:rsid="0018e004" style:font-weight-asian="bold" style:font-weight-complex="bold"/>
    </style:style>
    <style:style style:name="T9" style:family="text">
      <style:text-properties fo:font-weight="bold" officeooo:rsid="001d3e5d" style:font-weight-asian="bold" style:font-weight-complex="bold"/>
    </style:style>
    <style:style style:name="T10" style:family="text">
      <style:text-properties fo:font-weight="bold" officeooo:rsid="001e91b6" style:font-weight-asian="bold" style:font-weight-complex="bold"/>
    </style:style>
    <style:style style:name="T11" style:family="text">
      <style:text-properties fo:font-weight="bold" officeooo:rsid="002126fb" style:font-weight-asian="bold" style:font-weight-complex="bold"/>
    </style:style>
    <style:style style:name="T12" style:family="text">
      <style:text-properties fo:font-weight="bold" officeooo:rsid="00231d48" style:font-weight-asian="bold" style:font-weight-complex="bold"/>
    </style:style>
    <style:style style:name="T13" style:family="text">
      <style:text-properties fo:font-weight="bold" officeooo:rsid="0023c570" style:font-weight-asian="bold" style:font-weight-complex="bold"/>
    </style:style>
    <style:style style:name="T14" style:family="text">
      <style:text-properties fo:font-weight="bold" officeooo:rsid="002ff1b4" style:font-weight-asian="bold" style:font-weight-complex="bold"/>
    </style:style>
    <style:style style:name="T15" style:family="text">
      <style:text-properties fo:font-weight="bold" officeooo:rsid="00363523" style:font-weight-asian="bold" style:font-weight-complex="bold"/>
    </style:style>
    <style:style style:name="T16" style:family="text">
      <style:text-properties officeooo:rsid="000e8301"/>
    </style:style>
    <style:style style:name="T17" style:family="text">
      <style:text-properties officeooo:rsid="000ef3e7"/>
    </style:style>
    <style:style style:name="T18" style:family="text">
      <style:text-properties officeooo:rsid="0010656e"/>
    </style:style>
    <style:style style:name="T19" style:family="text">
      <style:text-properties fo:font-style="italic" style:font-style-asian="italic" style:font-style-complex="italic"/>
    </style:style>
    <style:style style:name="T20" style:family="text">
      <style:text-properties officeooo:rsid="00123507"/>
    </style:style>
    <style:style style:name="T21" style:family="text">
      <style:text-properties officeooo:rsid="001429ba"/>
    </style:style>
    <style:style style:name="T22" style:family="text">
      <style:text-properties officeooo:rsid="00148547"/>
    </style:style>
    <style:style style:name="T23" style:family="text">
      <style:text-properties officeooo:rsid="001689be"/>
    </style:style>
    <style:style style:name="T24" style:family="text">
      <style:text-properties officeooo:rsid="0018391e"/>
    </style:style>
    <style:style style:name="T25" style:family="text">
      <style:text-properties officeooo:rsid="0018e004"/>
    </style:style>
    <style:style style:name="T26" style:family="text">
      <style:text-properties officeooo:rsid="00197c23"/>
    </style:style>
    <style:style style:name="T27" style:family="text">
      <style:text-properties officeooo:rsid="0019ee9c"/>
    </style:style>
    <style:style style:name="T28" style:family="text">
      <style:text-properties fo:font-weight="normal"/>
    </style:style>
    <style:style style:name="T29" style:family="text">
      <style:text-properties fo:font-weight="normal" style:font-weight-asian="normal" style:font-weight-complex="normal"/>
    </style:style>
    <style:style style:name="T30" style:family="text">
      <style:text-properties fo:font-weight="normal" officeooo:rsid="002bbdfd" style:font-weight-asian="normal" style:font-weight-complex="normal"/>
    </style:style>
    <style:style style:name="T31" style:family="text">
      <style:text-properties officeooo:rsid="001bb769"/>
    </style:style>
    <style:style style:name="T32" style:family="text">
      <style:text-properties officeooo:rsid="001d3e5d"/>
    </style:style>
    <style:style style:name="T33" style:family="text">
      <style:text-properties officeooo:rsid="001e91b6"/>
    </style:style>
    <style:style style:name="T34" style:family="text">
      <style:text-properties officeooo:rsid="001eb109"/>
    </style:style>
    <style:style style:name="T35" style:family="text">
      <style:text-properties officeooo:rsid="001f3e28"/>
    </style:style>
    <style:style style:name="T36" style:family="text">
      <style:text-properties officeooo:rsid="002126fb"/>
    </style:style>
    <style:style style:name="T37" style:family="text">
      <style:text-properties officeooo:rsid="0023c570"/>
    </style:style>
    <style:style style:name="T38" style:family="text">
      <style:text-properties officeooo:rsid="002518fe"/>
    </style:style>
    <style:style style:name="T39" style:family="text">
      <style:text-properties style:font-name="Liberation Serif"/>
    </style:style>
    <style:style style:name="T40" style:family="text">
      <style:text-properties style:font-name="Liberation Serif" fo:font-weight="bold" style:font-weight-asian="bold" style:font-weight-complex="bold"/>
    </style:style>
    <style:style style:name="T41" style:family="text">
      <style:text-properties style:font-name="Liberation Serif" fo:font-weight="bold" officeooo:rsid="001f3e28" style:font-weight-asian="bold" style:font-weight-complex="bold"/>
    </style:style>
    <style:style style:name="T42" style:family="text">
      <style:text-properties style:font-name="Liberation Serif" fo:font-weight="bold" officeooo:rsid="002c5084" style:font-weight-asian="bold" style:font-weight-complex="bold"/>
    </style:style>
    <style:style style:name="T43" style:family="text">
      <style:text-properties style:font-name="Liberation Serif" fo:font-size="12pt" fo:font-weight="normal" officeooo:rsid="001f3e28" style:font-size-asian="12pt" style:font-weight-asian="normal" style:font-size-complex="12pt" style:font-weight-complex="normal"/>
    </style:style>
    <style:style style:name="T44" style:family="text">
      <style:text-properties style:font-name="Liberation Serif" fo:font-size="12pt" fo:font-weight="normal" officeooo:rsid="0040331d" style:font-name-asian="Droid Sans Fallback1" style:font-size-asian="12pt" style:font-weight-asian="normal" style:font-name-complex="Liberation Mono" style:font-size-complex="12pt" style:font-weight-complex="normal"/>
    </style:style>
    <style:style style:name="T45" style:family="text">
      <style:text-properties style:font-name="Liberation Serif" fo:font-size="12pt" fo:font-weight="normal" officeooo:rsid="003e6fef" style:font-name-asian="Droid Sans Fallback1" style:font-size-asian="12pt" style:font-weight-asian="normal" style:font-name-complex="Liberation Mono" style:font-size-complex="12pt" style:font-weight-complex="normal"/>
    </style:style>
    <style:style style:name="T46" style:family="text">
      <style:text-properties style:font-name="Liberation Serif" fo:font-size="12pt" fo:font-weight="bold" officeooo:rsid="0040331d" style:font-name-asian="Droid Sans Fallback1" style:font-size-asian="12pt" style:font-weight-asian="bold" style:font-name-complex="Liberation Mono" style:font-size-complex="12pt" style:font-weight-complex="bold"/>
    </style:style>
    <style:style style:name="T47" style:family="text">
      <style:text-properties style:font-name="Liberation Serif" fo:font-size="12pt" fo:font-weight="bold" officeooo:rsid="003e6fef" style:font-name-asian="Droid Sans Fallback1" style:font-size-asian="12pt" style:font-weight-asian="bold" style:font-name-complex="Liberation Mono" style:font-size-complex="12pt" style:font-weight-complex="bold"/>
    </style:style>
    <style:style style:name="T48" style:family="text">
      <style:text-properties style:font-name="Liberation Serif" fo:font-weight="normal" officeooo:rsid="001f3e28" style:font-weight-asian="normal" style:font-weight-complex="normal"/>
    </style:style>
    <style:style style:name="T49" style:family="text">
      <style:text-properties style:font-name="Liberation Serif" fo:font-weight="normal" officeooo:rsid="002bb85c" style:font-weight-asian="normal" style:font-weight-complex="normal"/>
    </style:style>
    <style:style style:name="T50" style:family="text">
      <style:text-properties style:font-name="Liberation Serif" fo:font-weight="normal" officeooo:rsid="002c5084" style:font-weight-asian="normal" style:font-weight-complex="normal"/>
    </style:style>
    <style:style style:name="T51" style:family="text">
      <style:text-properties style:font-name="Liberation Serif" officeooo:rsid="002e50a9"/>
    </style:style>
    <style:style style:name="T52" style:family="text">
      <style:text-properties style:font-name="Liberation Serif" officeooo:rsid="00507768"/>
    </style:style>
    <style:style style:name="T53" style:family="text">
      <style:text-properties officeooo:rsid="002821d6"/>
    </style:style>
    <style:style style:name="T54" style:family="text">
      <style:text-properties style:use-window-font-color="true" style:font-name="Liberation Serif"/>
    </style:style>
    <style:style style:name="T55" style:family="text">
      <style:text-properties style:use-window-font-color="true" style:font-name="Liberation Serif" fo:font-weight="bold" style:font-weight-asian="bold" style:font-weight-complex="bold"/>
    </style:style>
    <style:style style:name="T56" style:family="text">
      <style:text-properties style:use-window-font-color="true" style:font-name="Liberation Serif" fo:font-weight="bold" officeooo:rsid="001f3e28" style:font-weight-asian="bold" style:font-weight-complex="bold"/>
    </style:style>
    <style:style style:name="T57" style:family="text">
      <style:text-properties style:use-window-font-color="true" style:font-name="Liberation Serif" fo:font-weight="normal" officeooo:rsid="001f3e28" style:font-weight-asian="normal" style:font-weight-complex="normal"/>
    </style:style>
    <style:style style:name="T58" style:family="text">
      <style:text-properties style:use-window-font-color="true" style:font-name="Liberation Serif" fo:font-style="italic"/>
    </style:style>
    <style:style style:name="T59" style:family="text">
      <style:text-properties style:use-window-font-color="true" style:font-name="Liberation Serif" fo:font-style="italic" fo:font-weight="normal" style:font-style-asian="italic" style:font-weight-asian="normal" style:font-style-complex="italic" style:font-weight-complex="normal"/>
    </style:style>
    <style:style style:name="T60" style:family="text">
      <style:text-properties style:use-window-font-color="true" style:font-name="Liberation Serif" fo:font-size="12pt" fo:font-weight="bold" officeooo:rsid="003e6fef" style:font-name-asian="Droid Sans Fallback1" style:font-size-asian="12pt" style:font-weight-asian="bold" style:font-name-complex="Liberation Mono" style:font-size-complex="12pt" style:font-weight-complex="bold"/>
    </style:style>
    <style:style style:name="T61" style:family="text">
      <style:text-properties officeooo:rsid="002bf4ca"/>
    </style:style>
    <style:style style:name="T62" style:family="text">
      <style:text-properties officeooo:rsid="002ff1b4"/>
    </style:style>
    <style:style style:name="T63" style:family="text">
      <style:text-properties officeooo:rsid="003045f6"/>
    </style:style>
    <style:style style:name="T64" style:family="text">
      <style:text-properties officeooo:rsid="00319e1e"/>
    </style:style>
    <style:style style:name="T65" style:family="text">
      <style:text-properties officeooo:rsid="00328b82"/>
    </style:style>
    <style:style style:name="T66" style:family="text">
      <style:text-properties officeooo:rsid="00329804"/>
    </style:style>
    <style:style style:name="T67" style:family="text">
      <style:text-properties officeooo:rsid="00363523"/>
    </style:style>
    <style:style style:name="T68" style:family="text">
      <style:text-properties officeooo:rsid="00365948"/>
    </style:style>
    <style:style style:name="T69" style:family="text">
      <style:text-properties officeooo:rsid="00380957"/>
    </style:style>
    <style:style style:name="T70" style:family="text">
      <style:text-properties officeooo:rsid="003a2b81"/>
    </style:style>
    <style:style style:name="T71" style:family="text">
      <style:text-properties officeooo:rsid="003bf1fd"/>
    </style:style>
    <style:style style:name="T72" style:family="text">
      <style:text-properties fo:font-size="12pt" style:font-name-asian="Droid Sans Fallback1" style:font-size-asian="12pt" style:font-name-complex="Liberation Mono" style:font-size-complex="12pt"/>
    </style:style>
    <style:style style:name="T73" style:family="text">
      <style:text-properties fo:font-size="12pt" officeooo:rsid="003e6fef" style:font-name-asian="Droid Sans Fallback1" style:font-size-asian="12pt" style:font-name-complex="Liberation Mono" style:font-size-complex="12pt"/>
    </style:style>
    <style:style style:name="T74" style:family="text">
      <style:text-properties officeooo:rsid="00453ba7"/>
    </style:style>
    <style:style style:name="T75" style:family="text">
      <style:text-properties style:font-name-asian="Droid Sans Fallback1" style:font-name-complex="Liberation Mono"/>
    </style:style>
    <style:style style:name="T76" style:family="text">
      <style:text-properties officeooo:rsid="003e6fef" style:font-name-asian="Droid Sans Fallback1" style:font-name-complex="Liberation Mono"/>
    </style:style>
    <style:style style:name="T77" style:family="text">
      <style:text-properties fo:font-size="18pt" style:text-underline-style="solid" style:text-underline-width="auto" style:text-underline-color="font-color" officeooo:rsid="002126fb" style:font-size-asian="18pt" style:font-size-complex="18pt"/>
    </style:style>
    <style:style style:name="T78" style:family="text">
      <style:text-properties fo:font-size="18pt" style:text-underline-style="solid" style:text-underline-width="auto" style:text-underline-color="font-color" officeooo:rsid="00380957" style:font-size-asian="18pt" style:font-size-complex="18pt"/>
    </style:style>
    <style:style style:name="T79" style:family="text">
      <style:text-properties fo:font-size="14pt" style:text-underline-style="solid" style:text-underline-width="auto" style:text-underline-color="font-color" fo:font-weight="bold" officeooo:rsid="001f3e28" style:font-size-asian="14pt" style:font-weight-asian="bold" style:font-size-complex="14pt" style:font-weight-complex="bold"/>
    </style:style>
    <style:style style:name="T80" style:family="text">
      <style:text-properties officeooo:rsid="00507768"/>
    </style:style>
    <style:style style:name="T81" style:family="text">
      <style:text-properties officeooo:rsid="005254c7"/>
    </style:style>
    <style:style style:name="T82" style:family="text">
      <style:text-properties fo:font-size="10pt" style:font-size-asian="10pt" style:font-size-complex="10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b3b3b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944794" draw:fill="solid" draw:fill-color="#94479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table-cell table:style-name="Tableau1.A1" office:value-type="string">
            <text:p text:style-name="P93">Thème 1 – Shell en mode interactif</text:p>
          </table:table-cell>
        </table:table-row>
      </table:table>
      <text:p text:style-name="P1"/>
      <text:p text:style-name="P1"/>
      <text:p text:style-name="P1"><text:span text:style-name="T19">TP disponible sur la page web personnelle d'Alexandre Sedoglavic :</text:span> <text:a xlink:type="simple" xlink:href="http://www.lifl.fr/~sedoglav/SHELL/">www.lifl.fr/~sedoglav/SHELL/</text:a></text:p>
      <text:p text:style-name="P1"/>
      <text:p text:style-name="P1"/>
      <text:p text:style-name="P91">1.1 Instructions simples</text:p>
      <text:p text:style-name="P18"/>
      <text:p text:style-name="P26">1.1.1 – Comment accéder à l'aide du shell</text:p>
      <text:p text:style-name="P92"/>
      <text:p text:style-name="P20">Exercice 1.1 – <text:span text:style-name="T18">less</text:span></text:p>
      <text:p text:style-name="P40"/>
      <text:p text:style-name="P40">La commande <text:span text:style-name="T3">less</text:span> permet de visualiser le contenu d'un fichier. Elle propose également un certain nombre de commandes permettant de naviguer dans ce fichier, rechercher…</text:p>
      <text:p text:style-name="P1">$ <text:span text:style-name="T3">less</text:span> /home/enseign/sedoglav/Texte/germinal1.txt</text:p>
      <text:p text:style-name="P1"/>
      <text:p text:style-name="P39"><text:span text:style-name="T20">Une liste non-exhaustive d'o</text:span>ptions utiles de less :</text:p>
      <text:p text:style-name="P1"><text:span text:style-name="T3">h </text:span>: aide</text:p>
      <text:p text:style-name="P1"><text:span text:style-name="T3">q </text:span>: quitter</text:p>
      <text:p text:style-name="P1"><text:span text:style-name="T3">/expression </text:span>: recherche en avant la première occurrence de 'expression' dans le fichier</text:p>
      <text:p text:style-name="P1"><text:span text:style-name="T3">?expression </text:span>: recherche en arrière la première occurrence de 'expression' dans le fichier</text:p>
      <text:p text:style-name="P1"><text:span text:style-name="T3">n </text:span>: répète en avant la recherche précédente</text:p>
      <text:p text:style-name="P1"><text:span text:style-name="T3">N </text:span>: répète en arrière la recherche précédente </text:p>
      <text:p text:style-name="P1"><text:span text:style-name="T3">z </text:span>: avance le texte d'une fenêtre</text:p>
      <text:p text:style-name="P1"><text:span text:style-name="T3">w </text:span>: recule du texte d'une fenêtre</text:p>
      <text:p text:style-name="P31">Remarque : ^ désigne CTRL <text:span text:style-name="T20">(indiqué dans l'aide)</text:span></text:p>
      <text:p text:style-name="P2"/>
      <text:p text:style-name="P20">Exercice 1.2 – <text:span text:style-name="T18">man</text:span></text:p>
      <text:p text:style-name="P20"/>
      <text:p text:style-name="P1"><text:span text:style-name="T20">La commande </text:span><text:span text:style-name="T4">m</text:span><text:span text:style-name="T3">an</text:span> permet de visualiser le manuel d'aide de ligne de commande, et même de fonctions utilisées par le système (en C par exemple).</text:p>
      <text:p text:style-name="P1">On peut afficher le manuel d'aide de la commande ls ainsi :</text:p>
      <text:p text:style-name="P1">$ <text:span text:style-name="T3">man</text:span> ls</text:p>
      <text:p text:style-name="P1"><text:span text:style-name="T20">Cette commande</text:span> utilise le visualisateur <text:span text:style-name="T3">less</text:span> pour afficher l'aide des commandes données en paramètre. </text:p>
      <text:p text:style-name="P1">Le visualisateur utilisé par défaut est défini dans la variable d'environnement globale PAGER, que l'on peut afficher de la façon suivante :</text:p>
      <text:p text:style-name="P1">$ <text:span text:style-name="T3">echo</text:span> $PAGER</text:p>
      <text:p text:style-name="P1">On peut forcer man à utiliser un autre visualisateur avec l'option <text:span text:style-name="T3">-P</text:span> ou l'option –<text:span text:style-name="T3">pager </text:span>:</text:p>
      <text:p text:style-name="P1">$ <text:span text:style-name="T3">man -P</text:span> more ls</text:p>
      <text:p text:style-name="P1">$ <text:span text:style-name="T3">man --pager</text:span>=cat mkdir</text:p>
      <text:p text:style-name="P1">L'option <text:span text:style-name="T3">-k </text:span>de man permet de rechercher l'ensemble des noms de commande contenant une expression. La commande <text:span text:style-name="T3">printf</text:span>, utilisée en C pour afficher une chaîne de caractère sur la sortie standard, est très souvent utilisée. Cependant, on peut vouloir afficher une chaîne de caractère sur d'autres sorties (erreur, variable, fichier…). Il existe d'autres fonctions légèrement différentes de printf contenant le nom printf. On peut les afficher via :</text:p>
      <text:p text:style-name="P1">$ <text:span text:style-name="T3">man -k</text:span> printf</text:p>
      <text:p text:style-name="P1"/>
      <text:p text:style-name="P1"/>
      <text:p text:style-name="P1"/>
      <text:p text:style-name="P26"><text:soft-page-break/>1.1.2 – Manipulation du système de fichiers</text:p>
      <text:p text:style-name="P6"/>
      <text:p text:style-name="P15">Exercice 1.3 – création d'arborescence</text:p>
      <text:p text:style-name="P22"/>
      <text:p text:style-name="P5">A partir de maintenant, ne pas hésiter à abuser de la commande man pour toute commande que l'on veut utiliser.</text:p>
      <text:p text:style-name="P3">La commande <text:span text:style-name="T3">wget</text:span> permet de télécharger un fichier à partir d'une adresse web.</text:p>
      <text:p text:style-name="P3">La commande <text:span text:style-name="T3">mkdir</text:span> (make directory) permet de créer un dossier à partir du répertoire courant.</text:p>
      <text:p text:style-name="P3">La commande <text:span text:style-name="T3">cd</text:span> (change directory) permet de changer de répertoire courant.</text:p>
      <text:p text:style-name="P3">La commande <text:span text:style-name="T3">mv</text:span> (move) permet de déplacer un fichier.</text:p>
      <text:p text:style-name="P43">La commande <text:span text:style-name="T3">ls</text:span> (list) permet de lister le contenu du dossier courant (voir <text:span text:style-name="T23">son </text:span>man<text:span text:style-name="T23">uel</text:span> pour plus d'infos sur son usage).</text:p>
      <text:p text:style-name="P42">La commande <text:span text:style-name="T3">rm</text:span> (remove) permet d'effacer un fichier, <text:span text:style-name="T22">il faut ajouter l'option </text:span><text:span text:style-name="T7">-r</text:span><text:span text:style-name="T22"> pour effacer un répertoire</text:span>. <text:span text:style-name="T22">L'option </text:span><text:span text:style-name="T7">-f</text:span><text:span text:style-name="T22"> permet de forcer la suppression.</text:span></text:p>
      <text:p text:style-name="P3">Le répertoire courant est représenté par <text:span text:style-name="T3">.</text:span> , le répertoire parent par <text:span text:style-name="T3">..</text:span> .</text:p>
      <text:p text:style-name="P3">On peut éviter de réécrire entièrement certaines commandes ou dossiers ou fichiers… en utilisant la complétion (touche tabulation, <text:span text:style-name="T20">notée </text:span><text:span text:style-name="T4">TAB</text:span>). Par exemple, si on tape :</text:p>
      <text:p text:style-name="P3">$ <text:span text:style-name="T3">cd</text:span> Sh</text:p>
      <text:p text:style-name="P3">puis que l'on appuie sur <text:span text:style-name="T3">TAB</text:span>, si Shell existe et est le seul document dans le dossier courant à commencer par Sh, le terminal va naturellement afficher :</text:p>
      <text:p text:style-name="P3">$ <text:span text:style-name="T3">cd</text:span> Shell</text:p>
      <text:p text:style-name="P4"/>
      <text:p text:style-name="P38">Utilis<text:span text:style-name="T20">ation de</text:span> ces commandes pour créer l'arborescence de cet exercice (questions 1 et 2) :</text:p>
      <text:p text:style-name="P45"><text:span text:style-name="T1">$ </text:span><text:span text:style-name="T5">wget</text:span><text:span text:style-name="T1"> </text:span>www.fil.univ-lille1.fr/~sedoglav/SHELL/Cours01.pdf</text:p>
      <text:p text:style-name="P3">$ <text:span text:style-name="T3">mkdir</text:span> Shell</text:p>
      <text:p text:style-name="P4"><text:span text:style-name="T2">$ </text:span><text:span text:style-name="T3">cd</text:span> Shell/</text:p>
      <text:p text:style-name="P4"><text:span text:style-name="T2">$ </text:span><text:span text:style-name="T3">mkdir</text:span> Cours TD TP Personnel</text:p>
      <text:p text:style-name="P6">$ <text:span text:style-name="T3">cd</text:span> Cours/ <text:span text:style-name="T3">; mkdir</text:span> 01</text:p>
      <text:p text:style-name="P6">$ <text:span text:style-name="T3">cd</text:span> ..</text:p>
      <text:p text:style-name="P6">$ <text:span text:style-name="T3">mkdir</text:span> TP/01</text:p>
      <text:p text:style-name="P6">$ <text:span text:style-name="T3">mv</text:span> ../Cours01.pdf Cours/01/</text:p>
      <text:p text:style-name="P6"/>
      <text:p text:style-name="P7">La commande <text:span text:style-name="T3">chmod</text:span> donne des autorisations en exécution (x), écriture (r) et lecture (w) aux utilisateurs comme le propriétaire (u comme user), le groupe (g), les autres (o comme others) et tous les utilisateurs (a comme all).</text:p>
      <text:p text:style-name="P8">La commande suivante donne les droits en lecture-écriture au propriétaire sur fichier.txt :</text:p>
      <text:p text:style-name="P8">$ <text:span text:style-name="T3">chmod u+rw</text:span> fichier.txt </text:p>
      <text:p text:style-name="P8">La commande suivante <text:span text:style-name="T16">supprime </text:span>les droits en <text:span text:style-name="T16">exécution </text:span>au<text:span text:style-name="T16">x autres utilisateurs </text:span>sur fichier.txt :</text:p>
      <text:p text:style-name="P8">$ <text:span text:style-name="T3">chmod u-</text:span><text:span text:style-name="T6">x</text:span> fichier.txt </text:p>
      <text:p text:style-name="P7">L'option <text:span text:style-name="T3">-R</text:span> permet de <text:span text:style-name="T16">gérer</text:span> <text:span text:style-name="T16">l</text:span>es droits sur le contenu entier d'un dossier, <text:span text:style-name="T16">par exemple </text:span>:</text:p>
      <text:p text:style-name="P7">$ <text:span text:style-name="T3">chmod -R a+rwx</text:span> dossier</text:p>
      <text:p text:style-name="P7">Il peut être long de définir les droits spécifiques pour les différents types d'utilisateurs, on utilise des valeurs octales (nombres) pour représenter les différentes combinaisons r, rw, xr, rwx… </text:p>
      <text:p text:style-name="P7">Les <text:span text:style-name="T3">valeurs octales des permissions</text:span> sont les suivante : <text:span text:style-name="T3">r → 4, w → 2, x → 1</text:span>. Il suffit d'additionner les valeurs octales pour déterminer déterminer une permission, par exemple 6 pour rw (4+2).</text:p>
      <text:p text:style-name="P7">On représente par trois valeurs octales les permissions pour respectivement le propriétaires, les membres du groupe puis les autres. Ainsi, la commande suivante donne au propriétaire tous les droits (7), au groupe les droits en lecture et exécution (5) et aux autres uniquement en lecture (4).</text:p>
      <text:p text:style-name="P7">$ chmod 754 fichier.txt <text:span text:style-name="T16"># équivalent à chmod </text:span></text:p>
      <text:p text:style-name="P7">La commande suivante, très souvent utilisée, donne tout les droits à tout le monde :</text:p>
      <text:p text:style-name="P7">$ <text:span text:style-name="T3">chmod 777</text:span> fichier.txt</text:p>
      <text:p text:style-name="P7"/>
      <text:p text:style-name="P10"><text:soft-page-break/>Pour répondre à la question 3, on peut utiliser les 3 commandes suivantes :</text:p>
      <text:p text:style-name="P7"><text:span text:style-name="T16">$ </text:span>chmod -<text:span text:style-name="T16">R</text:span> u+<text:span text:style-name="T16">rwx Personnel</text:span></text:p>
      <text:p text:style-name="P9">$ chmod -R g-rwx Personnel</text:p>
      <text:p text:style-name="P9">$ chmod -R o-rwx Personnel</text:p>
      <text:p text:style-name="P9">O<text:span text:style-name="T17">u plus simplement celle-ci :</text:span></text:p>
      <text:p text:style-name="P10">$ <text:span text:style-name="T3">chmod -R 700</text:span> Personnel</text:p>
      <text:p text:style-name="P15"/>
      <text:p text:style-name="P15">Exercice 1.4 – Liens symboliques</text:p>
      <text:p text:style-name="P12"/>
      <text:p text:style-name="P12">La commande <text:span text:style-name="T3">ls -lrt</text:span> (l pour lister, r pour inverser l'affichage, t pour le temps) affiche le <text:span text:style-name="T20">contenu du répertoire courant</text:span> dans l'ordre inverse de date de modification avec différentes informations.</text:p>
      <text:p text:style-name="P40">$ <text:span text:style-name="T3">ls -lrt</text:span></text:p>
      <text:p text:style-name="P40">La dernière ligne affichée par <text:span text:style-name="T23">cette</text:span> commande <text:span text:style-name="T23">dans mon répertoire </text:span>est la suivante :</text:p>
      <text:p text:style-name="P32">drwxrwxr-x 2 alexandre alexandre <text:s text:c="2"/>4096 août <text:s/>25 11:04 Cours</text:p>
      <text:p text:style-name="P32">L<text:span text:style-name="T20">es paramètres affichés sont dans l'ordre les suivants :</text:span></text:p>
      <text:p text:style-name="P33">1 – la première lettre représente le type de <text:span text:style-name="T22">fichier</text:span> (d : répertoire, - : <text:span text:style-name="T22">document</text:span>, l : lien) et les suivantes les droits pour le propriétaire, les membres de groupes et les autres utilisateurs,</text:p>
      <text:p text:style-name="P33">2 – le nombre de <text:span text:style-name="T21">''</text:span>liens <text:span text:style-name="T21">physiques</text:span> de la données<text:span text:style-name="T21">'' ;</text:span> <text:span text:style-name="T21">le dossier Cours étant vide, il contient deux liens physiques : . (lui-même) et .. (lien vers son dossier parent),</text:span></text:p>
      <text:p text:style-name="P34">3 – l'identité de l'utilisateur (userid),</text:p>
      <text:p text:style-name="P34">4 – le nom de l'utilisateur (user) ; (sur ma machine userid et user sont identiques),</text:p>
      <text:p text:style-name="P34">5 – la taille du fichier en octets,</text:p>
      <text:p text:style-name="P34">6 – la date (mois + jour + <text:span text:style-name="T27">[</text:span>heure <text:span text:style-name="T27">ou année]</text:span>),</text:p>
      <text:p text:style-name="P34">7 – le nom du fichier.</text:p>
      <text:p text:style-name="P34"/>
      <text:p text:style-name="P11">La <text:span text:style-name="T24">commande </text:span><text:span text:style-name="T3">wc</text:span> (word count) affiche le nombre de lignes, de mots et de <text:span text:style-name="T23">caractères (ou octets)</text:span> pour le fichier donné en paramètre. Les options -l, -w, -c permettent de n'afficher que le nombre voulu.</text:p>
      <text:p text:style-name="P37"/>
      <text:p text:style-name="P35">$ <text:span text:style-name="T3">ln -s</text:span> /bin/ls foo</text:p>
      <text:p text:style-name="P35">$ <text:span text:style-name="T3">ls -lrt</text:span></text:p>
      <text:p text:style-name="P36">$ <text:span text:style-name="T3">wc -c</text:span> /bin/ls</text:p>
      <text:p text:style-name="P36">Le fichier foo contient 7 octets, tandis que /bin/ls en contient 110080, ln -s crée donc un lien symbolique. <text:span text:style-name="T25">La commande </text:span><text:span text:style-name="T8">ln</text:span><text:span text:style-name="T25"> sera expliquée dans l'exercice 1.6.</text:span></text:p>
      <text:p text:style-name="P36"/>
      <text:p text:style-name="P13">Exercice 1.<text:span text:style-name="T26">5</text:span> – Liens symboliques</text:p>
      <text:p text:style-name="P13"/>
      <text:p text:style-name="P51">La commande <text:span text:style-name="T3">touch</text:span> (sans option) permet de créer un fichier vide.</text:p>
      <text:p text:style-name="P51">Voici les commandes permettant de réaliser l'exercice :</text:p>
      <text:p text:style-name="P51">$ mkdir villes ; cd villes</text:p>
      <text:p text:style-name="P51">$ <text:span text:style-name="T3">touch</text:span> Anvers Bruxelles Gand La_Haye Lille Paris Tournai</text:p>
      <text:p text:style-name="P51">$ cd .. ; mkdir steden ; cd steden</text:p>
      <text:p text:style-name="P51">$ ln -s ../villes/Bruxelles Brussel</text:p>
      <text:p text:style-name="P51">$ ln -s ../villes/Gand Gent</text:p>
      <text:p text:style-name="P51">$ ln -s ../villes/La_Haye Den_Haag</text:p>
      <text:p text:style-name="P51">$ ln -s ../villes/Lille Rijsel</text:p>
      <text:p text:style-name="P51">$ ln -s ../villes/Paris Paris</text:p>
      <text:p text:style-name="P51">$ ln -s ../villes/Tournai Doornik</text:p>
      <text:p text:style-name="P51"/>
      <text:p text:style-name="P14">Exercice 1.<text:span text:style-name="T27">6</text:span> – Liens <text:span text:style-name="T27">physiques et symboliques</text:span></text:p>
      <text:p text:style-name="P14"/>
      <text:p text:style-name="P51">La commande <text:span text:style-name="T3">cp</text:span> permet de copier un fichier ailleurs (usage : cp source destination).</text:p>
      <text:p text:style-name="P48"><text:soft-page-break/>La commande <text:span text:style-name="T3">ln</text:span> permet de créer des liens entre des fichiers. La commande <text:span text:style-name="T3">ln -s</text:span> permet de créer un lien symbolique vers un fichier, tandis que la commande <text:span text:style-name="T3">ln</text:span> sans option crée un lien physique.</text:p>
      <text:p text:style-name="P49">Le lien physique accède directement au contenu dans le bloc mémoire, tandis que le lien symbolique n'est qu'une sorte de raccourci vers un autre lien.</text:p>
      <text:p text:style-name="P50"/>
      <text:p text:style-name="P51">Considérons que le répertoire courant ne contient aucun fichier. Nous allons créer un fichier hello.txt ainsi qu'un lien physique et un lien symbolique :</text:p>
      <text:p text:style-name="P50">$ echo ''Hello !'' &gt; hello.txt</text:p>
      <text:p text:style-name="P50">$ ln -s foo hello.txt</text:p>
      <text:p text:style-name="P50">$ ln bar hello.txt</text:p>
      <text:p text:style-name="P50"/>
      <text:p text:style-name="P52">Ci-dessous un bref schéma de l'accès mémoire des fichiers hello.txt, foo et bar. Le fonctionnement exact sera détaillé dans le cours de Programmation des système.</text:p>
      <text:p text:style-name="P52"/>
      <text:p text:style-name="P52"><draw:frame text:anchor-type="paragraph" draw:z-index="25" draw:style-name="gr6" draw:text-style-name="P134" svg:width="2.805cm" svg:height="0.662cm" svg:x="0.773cm" svg:y="2.242cm"><draw:text-box><text:p><text:span text:style-name="T82">mémoire</text:span></text:p></draw:text-box></draw:frame><draw:frame text:anchor-type="paragraph" draw:z-index="24" draw:style-name="gr5" draw:text-style-name="P134" svg:width="2.795cm" svg:height="0.551cm" svg:x="1.443cm" svg:y="1.596cm"><draw:text-box><text:p><text:span text:style-name="T82">lien physique</text:span></text:p></draw:text-box></draw:frame><draw:frame text:anchor-type="paragraph" draw:z-index="23" draw:style-name="gr5" draw:text-style-name="P134" svg:width="2.795cm" svg:height="0.551cm" svg:x="11.732cm" svg:y="1.662cm"><draw:text-box><text:p><text:span text:style-name="T82">lien physique</text:span></text:p></draw:text-box></draw:frame><draw:frame text:anchor-type="paragraph" draw:z-index="22" draw:style-name="gr5" draw:text-style-name="P134" svg:width="2.795cm" svg:height="0.551cm" svg:x="11.732cm" svg:y="1.662cm"><draw:text-box><text:p><text:span text:style-name="T82">lien physique</text:span></text:p></draw:text-box></draw:frame><draw:line text:anchor-type="paragraph" draw:z-index="21" draw:style-name="gr4" draw:text-style-name="P133" svg:x1="6.442cm" svg:y1="2.903cm" svg:x2="6.675cm" svg:y2="2.882cm"><text:p/></draw:line><draw:line text:anchor-type="paragraph" draw:z-index="20" draw:style-name="gr4" draw:text-style-name="P133" svg:x1="6.442cm" svg:y1="2.903cm" svg:x2="6.59cm" svg:y2="2.808cm"><text:p/></draw:line><draw:line text:anchor-type="paragraph" draw:z-index="19" draw:style-name="gr4" draw:text-style-name="P133" svg:x1="14.122cm" svg:y1="1.062cm" svg:x2="6.442cm" svg:y2="2.904cm"><text:p/></draw:line><draw:line text:anchor-type="paragraph" draw:z-index="18" draw:style-name="gr4" draw:text-style-name="P133" svg:x1="3.498cm" svg:y1="0.607cm" svg:x2="3.584cm" svg:y2="0.693cm"><text:p/></draw:line><draw:line text:anchor-type="paragraph" draw:z-index="17" draw:style-name="gr4" draw:text-style-name="P133" svg:x1="3.498cm" svg:y1="0.606cm" svg:x2="3.584cm" svg:y2="0.52cm"><text:p/></draw:line><draw:line text:anchor-type="paragraph" draw:z-index="16" draw:style-name="gr4" draw:text-style-name="P133" svg:x1="7.043cm" svg:y1="0.607cm" svg:x2="3.498cm" svg:y2="0.607cm"><text:p/></draw:line><draw:line text:anchor-type="paragraph" draw:z-index="15" draw:style-name="gr4" draw:text-style-name="P133" svg:x1="6.276cm" svg:y1="2.903cm" svg:x2="6.073cm" svg:y2="2.861cm"><text:p/></draw:line><draw:line text:anchor-type="paragraph" draw:z-index="14" draw:style-name="gr4" draw:text-style-name="P133" svg:x1="6.276cm" svg:y1="2.904cm" svg:x2="6.117cm" svg:y2="2.766cm"><text:p/></draw:line><draw:line text:anchor-type="paragraph" draw:z-index="13" draw:style-name="gr4" draw:text-style-name="P133" svg:x1="2.148cm" svg:y1="1.099cm" svg:x2="6.276cm" svg:y2="2.903cm"><text:p/></draw:line><draw:rect text:anchor-type="paragraph" draw:z-index="12" draw:style-name="gr1" draw:text-style-name="P133" svg:width="6.365cm" svg:height="1.033cm" svg:x="9.001cm" svg:y="2.903cm"><text:p text:style-name="P133">bloc mémoire</text:p></draw:rect><draw:rect text:anchor-type="paragraph" draw:z-index="11" draw:style-name="gr1" draw:text-style-name="P133" svg:width="4.446cm" svg:height="1.033cm" svg:x="4.08cm" svg:y="2.903cm"><text:p text:style-name="P133">bloc mémoire</text:p></draw:rect><draw:rect text:anchor-type="paragraph" draw:z-index="10" draw:style-name="gr1" draw:text-style-name="P133" svg:width="2.805cm" svg:height="1.033cm" svg:x="0.773cm" svg:y="2.898cm"><text:p text:style-name="P133">bloc mémoire</text:p></draw:rect><draw:rect text:anchor-type="paragraph" draw:z-index="9" draw:style-name="gr1" draw:text-style-name="P133" svg:width="2.805cm" svg:height="1.033cm" svg:x="0.773cm" svg:y="2.898cm"><text:p text:style-name="P133">bloc mémoire</text:p></draw:rect><draw:rect text:anchor-type="paragraph" draw:z-index="8" draw:style-name="gr1" draw:text-style-name="P133" svg:width="2.805cm" svg:height="1.033cm" svg:x="0.773cm" svg:y="2.898cm"><text:p text:style-name="P133">bloc mémoire</text:p></draw:rect><draw:rect text:anchor-type="paragraph" draw:z-index="7" draw:style-name="gr1" draw:text-style-name="P133" svg:width="2.805cm" svg:height="1.033cm" svg:x="0.773cm" svg:y="2.898cm"><text:p text:style-name="P133">bloc mémoire</text:p></draw:rect><draw:rect text:anchor-type="paragraph" draw:z-index="6" draw:style-name="gr1" draw:text-style-name="P133" svg:width="2.805cm" svg:height="1.033cm" svg:x="0.773cm" svg:y="2.898cm"><text:p text:style-name="P133">bloc mémoire</text:p></draw:rect><draw:rect text:anchor-type="paragraph" draw:z-index="5" draw:style-name="gr3" draw:text-style-name="P133" svg:width="15.003cm" svg:height="1.588cm" svg:x="0.561cm" svg:y="2.633cm"><text:p/></draw:rect><draw:frame text:anchor-type="paragraph" draw:z-index="4" draw:style-name="gr2" draw:text-style-name="P134" svg:width="2.858cm" svg:height="0.496cm" svg:x="4.186cm" svg:y="0.646cm"><draw:text-box><text:p><text:span text:style-name="T82">lien symbolique</text:span></text:p></draw:text-box></draw:frame><draw:rect text:anchor-type="paragraph" draw:z-index="3" draw:style-name="gr1" draw:text-style-name="P133" svg:width="2.911cm" svg:height="1.006cm" svg:x="12.599cm" svg:y="0.056cm"><text:p text:style-name="P133">bar</text:p></draw:rect><draw:rect text:anchor-type="paragraph" draw:z-index="2" draw:style-name="gr1" draw:text-style-name="P133" svg:width="2.911cm" svg:height="1.006cm" svg:x="7.043cm" svg:y="0.083cm"><text:p text:style-name="P133">foo</text:p></draw:rect><draw:rect text:anchor-type="paragraph" draw:z-index="1" draw:style-name="gr1" draw:text-style-name="P133" svg:width="2.911cm" svg:height="1.006cm" svg:x="0.587cm" svg:y="0.093cm"><text:p text:style-name="P133">hello.txt</text:p></draw:rect><draw:rect text:anchor-type="paragraph" draw:z-index="0" draw:style-name="gr1" draw:text-style-name="P133" svg:width="2.911cm" svg:height="1.006cm" svg:x="0.587cm" svg:y="0.093cm"><text:p text:style-name="P133">fichier.txt</text:p></draw:rect></text:p>
      <text:p text:style-name="P52"/>
      <text:p text:style-name="P52"/>
      <text:p text:style-name="P52"/>
      <text:p text:style-name="P52"/>
      <text:p text:style-name="P52"/>
      <text:p text:style-name="P52"/>
      <text:p text:style-name="P52"/>
      <text:p text:style-name="P52"/>
      <text:p text:style-name="P52"/>
      <text:p text:style-name="P53">Effectuons les commandes suivantes :</text:p>
      <text:p text:style-name="P53">$ ls &gt; original</text:p>
      <text:p text:style-name="P53">$ <text:span text:style-name="T3">ln -s</text:span> original symbolic_link</text:p>
      <text:p text:style-name="P53">$ <text:span text:style-name="T3">ln</text:span> original physical_link</text:p>
      <text:p text:style-name="P53">$ <text:span text:style-name="T3">cp</text:span> original copy</text:p>
      <text:p text:style-name="P53">$ <text:span text:style-name="T3">ls -lrt</text:span></text:p>
      <text:p text:style-name="P53">Les fichiers original, copy et physical_link ont la même taille tandis que le fichier symbolic_link est beaucoup plus léger (8 octets).</text:p>
      <text:p text:style-name="P53">$ <text:span text:style-name="T3">echo</text:span> ''une nouvelle ligne'' &gt;&gt; original</text:p>
      <text:p text:style-name="P53">Après ajout d'une ligne à original, seuls les fichiers original et physical_link sont modifiés.</text:p>
      <text:p text:style-name="P53">$ <text:span text:style-name="T3">cat</text:span> symbolic_link</text:p>
      <text:p text:style-name="P53">Cependant, il y a bien ''une nouvelle ligne'' lorsqu'on affiche le contenu de symbolic_link.</text:p>
      <text:p text:style-name="P53">$ <text:span text:style-name="T3">rm</text:span> original ; cat symbolic_link ; cat physical_link </text:p>
      <text:p text:style-name="P53">Après suppression de original, symbolic_link n'a plus accès au bloc mémoire de original, tandis que physical_link y a encore accès.</text:p>
      <text:p text:style-name="P53">Remarque : ce bloc mémoire ne sera effacé que s'il n'y a plus de lien physique vers celui-ci.</text:p>
      <text:p text:style-name="P53"/>
      <text:p text:style-name="P94">Exercice 1.7 — Création et manipulation d’archive</text:p>
      <text:p text:style-name="P29"/>
      <text:p text:style-name="P44"><text:span text:style-name="T28">La commande </text:span><text:span text:style-name="T3">tar</text:span><text:span text:style-name="T28"> permet de stocker et d'extraire des fichiers d'une archive.</text:span></text:p>
      <text:p text:style-name="P53"><text:span text:style-name="T31">Elles dispose notamment des options suivantes (le – n'est pas nécessaire) : </text:span><text:span text:style-name="T3">c</text:span> (créer l'archive), <text:span text:style-name="T3">v</text:span> (active le mode ''verbeux'' <text:span text:style-name="T19">i.e.</text:span> affiche ce qu'il fait), <text:span text:style-name="T3">x</text:span> (extract), <text:span text:style-name="T3">f</text:span> (utilise le fichier donné en paramètre), <text:span text:style-name="T3">z</text:span> (ajoute la compression Gzip)…</text:p>
      <text:p text:style-name="P55"><text:span text:style-name="T33">Question 1 – </text:span>archive non-compressée :</text:p>
      <text:p text:style-name="P54">$ <text:span text:style-name="T3">tar cvf</text:span> <text:span text:style-name="T34">Shell</text:span>.tar <text:span text:style-name="T34">Shell</text:span></text:p>
      <text:p text:style-name="P55"><text:span text:style-name="T33">Question 2 – </text:span>archive compressée (avec Gzip) :</text:p>
      <text:p text:style-name="P54">$ <text:span text:style-name="T3">tar cvf</text:span><text:span text:style-name="T9">z</text:span> <text:span text:style-name="T34">Shell</text:span>.tar.<text:span text:style-name="T32">gz</text:span> <text:span text:style-name="T34">Shell</text:span></text:p>
      <text:p text:style-name="P56"/>
      <text:p text:style-name="P56"><text:soft-page-break/>Question 3 – lister le contenu d'une <text:span text:style-name="T32">archive non-compressée :</text:span></text:p>
      <text:p text:style-name="P57">$ <text:span text:style-name="T3">tar tvf</text:span> <text:span text:style-name="T34">Shell</text:span>.tar fichier.txt</text:p>
      <text:p text:style-name="P56">Question 4 – extraction d'un fichier d'une <text:span text:style-name="T32">archive non-compressée :</text:span></text:p>
      <text:p text:style-name="P57">$ <text:span text:style-name="T3">tar xvf</text:span> <text:span text:style-name="T34">Shell</text:span>.tar <text:span text:style-name="T34">Shell/Cours/01/Cours01.pdf</text:span></text:p>
      <text:p text:style-name="P58">Question <text:span text:style-name="T35">5</text:span> – extraction d'un fichier d'une <text:span text:style-name="T32">archive non-compressée :</text:span></text:p>
      <text:p text:style-name="P59">$ touch foo ;<text:span text:style-name="T33"> </text:span><text:span text:style-name="T10">tar </text:span><text:span text:style-name="T3">rf</text:span><text:span text:style-name="T33"> </text:span>S<text:span text:style-name="T33">hell.tar </text:span>foo</text:p>
      <text:p text:style-name="P58">Question <text:span text:style-name="T35">6</text:span> – <text:span text:style-name="T35">décompresser et ouvrir une archive compressée :</text:span></text:p>
      <text:p text:style-name="P59">$ <text:span text:style-name="T10">tar </text:span><text:span text:style-name="T3">xvfz</text:span><text:span text:style-name="T33"> </text:span>S<text:span text:style-name="T33">hell.tar ; </text:span>cd Shell</text:p>
      <text:p text:style-name="P71"/>
      <text:p text:style-name="P71"/>
      <text:p text:style-name="P27">1.1.<text:span text:style-name="T35">3</text:span> – Manipulation du système de fichiers</text:p>
      <text:p text:style-name="P30"/>
      <text:p text:style-name="P16">Exercice 1.8 – manipulation de processus depuis le shell</text:p>
      <text:p text:style-name="P59"/>
      <text:p text:style-name="P60"><text:span text:style-name="T36">La commande </text:span><text:span text:style-name="T11">xterm</text:span><text:span text:style-name="T36"> lance un terminal X. </text:span></text:p>
      <text:p text:style-name="P60"><text:span text:style-name="T36">La commande </text:span><text:span text:style-name="T11">emacs</text:span><text:span text:style-name="T36"> ouvre l'éditeur de texte emacs.</text:span></text:p>
      <text:p text:style-name="P61"><text:span text:style-name="T36">La commande </text:span><text:span text:style-name="T12">fg</text:span><text:span text:style-name="T36"> relance au premier plan la dernière commande ou une commande dont on a le numéro de job.</text:span></text:p>
      <text:p text:style-name="P61"><text:span text:style-name="T36">La commande </text:span><text:span text:style-name="T11">bg</text:span><text:span text:style-name="T36"> relance en arrière-plan la dernière commande.</text:span></text:p>
      <text:p text:style-name="P61"><text:span text:style-name="T36">La commande </text:span><text:span text:style-name="T12">kill</text:span><text:span text:style-name="T36"> permet de supprimer un processus.</text:span></text:p>
      <text:p text:style-name="P71"/>
      <text:p text:style-name="P60">Les processus sont exécutés séquentiellement : dès que l’un a terminé, le suivant commence. On peut lancer plusieurs processus de manière concurrente (ils sont en concurrence pour l’utilisation du processeur). Pour ce faire, on utilise l’opérateur &amp;. </text:p>
      <text:p text:style-name="P62">$ <text:span text:style-name="T3">xterm</text:span> &amp; <text:span text:style-name="T3">emacs</text:span> &amp;</text:p>
      <text:p text:style-name="P60"><text:span text:style-name="T36">La commande </text:span><text:span text:style-name="T11">jobs</text:span><text:span text:style-name="T36"> montre les commandes en cours d'exécution et terminées ainsi que le numéro du job donné à chaque commande.</text:span></text:p>
      <text:p text:style-name="P62">$ <text:span text:style-name="T3">jobs</text:span></text:p>
      <text:p text:style-name="P63">Si emacs a pour numéro de job 2 alors</text:p>
      <text:p text:style-name="P63">$ <text:span text:style-name="T3">fg</text:span> 2</text:p>
      <text:p text:style-name="P63">Après avoir fait CTRL+Z :</text:p>
      <text:p text:style-name="P63">$ <text:s/>jobs</text:p>
      <text:p text:style-name="P63">$ <text:span text:style-name="T3">bg</text:span> 2</text:p>
      <text:p text:style-name="P63">$ jobs</text:p>
      <text:p text:style-name="P63">$ <text:span text:style-name="T3">kill</text:span> %2</text:p>
      <text:p text:style-name="P62"/>
      <text:p text:style-name="P62"/>
      <text:p text:style-name="P25">1.1.4 – Redirection</text:p>
      <text:p text:style-name="P28"/>
      <text:p text:style-name="P16">Exercice 1.9 – Éditer avec cat</text:p>
      <text:p text:style-name="P59"/>
      <text:p text:style-name="P59"><text:bookmark text:name="@default15"/>Sans arguments, la commande <text:span text:style-name="T13">cat</text:span> retourne son entrée standard vers sa sortie standard jusqu’à réception du caractère <text:span text:style-name="T13">EOF</text:span><text:span text:style-name="T37"> (</text:span><text:span text:style-name="T13">CTRL+D</text:span><text:span text:style-name="T37">)</text:span>.</text:p>
      <text:p text:style-name="P64">Les redirections permettent de rediriger ailleurs des affichages. Par exemple la commande ls <text:span text:style-name="T3">&gt;</text:span> original redirigeait l'affichage sur la sortie standard de ls dans le fichier original.</text:p>
      <text:p text:style-name="P64">Question 1 – utilisation de redirection pour écrire un fichier :</text:p>
      <text:p text:style-name="P64">$ <text:span text:style-name="T3">cat</text:span> &gt; /tmp/foo &lt;&lt; FINDEPOEME</text:p>
      <text:p text:style-name="P64"><text:s text:c="2"/>&gt; Le vierge, le vivace, le bel aujourd'hui</text:p>
      <text:p text:style-name="P64"><text:s text:c="2"/>&gt; va-t'il nous …</text:p>
      <text:p text:style-name="P64"><text:s text:c="2"/>&gt; FINDEPOEME</text:p>
      <text:p text:style-name="P64">La commande précédente &gt; redirige ce qui est entré sur l'entrée standard dans le fichier /tmp/foo qui est soit créé soit écrasé, jusqu'à ce que FINDEPOEME apparaisse.</text:p>
      <text:p text:style-name="P64"><text:soft-page-break/>Question 2 – afficher avec cat :</text:p>
      <text:p text:style-name="P64">$ <text:span text:style-name="T3">cat</text:span> /tmp/foo</text:p>
      <text:p text:style-name="P64">Question 3 – ajout dans un fichier avec une redirection :</text:p>
      <text:p text:style-name="P64">$ <text:span text:style-name="T3">cat</text:span> &gt;&gt; /tmp/foo &lt;&lt; FINDEPOEME</text:p>
      <text:p text:style-name="P64"><text:s text:c="2"/>&gt; Prendre par derrière,</text:p>
      <text:p text:style-name="P64"><text:s text:c="2"/>&gt; Ce vil coquin !</text:p>
      <text:p text:style-name="P64"><text:s text:c="2"/>&gt; FINDEPOEME</text:p>
      <text:p text:style-name="P64">La commande <text:span text:style-name="T3">&lt;&lt;</text:span> redirige ce qui est entré sur l'entrée standard dans le fichier /tmp/foo sans en écraser le contenu pré-existant.</text:p>
      <text:p text:style-name="P65">Question <text:span text:style-name="T38">4</text:span> – <text:span text:style-name="T38">copie en utilisant les redirections</text:span> :</text:p>
      <text:p text:style-name="P67">On peut copier un fichier dans un autre sans la commande cp. En effet, on peut également afficher le contenu du fichier, et plutôt que de l'afficher sur la sortie standard, on redirige l'affichage vers le second fichier :</text:p>
      <text:p text:style-name="P67">$ <text:span text:style-name="T3">cat</text:span> &lt; /tmp/foo &gt; /tmp/bar</text:p>
      <text:p text:style-name="P64"/>
      <text:p text:style-name="P16">Exercice 1.10 – Quizz</text:p>
      <text:p text:style-name="P17"/>
      <text:p text:style-name="P97">Question 1 :</text:p>
      <text:p text:style-name="P96">La commande suivante stocke dans /tmp/foo l'affichage de la commande ls -al. La ligne ''Debut'' est écrasée à cause de la deuxième redirection et <text:span text:style-name="T37">|| </text:span>(ou) n'est pas réalisé comme l'instruction avant cette dernière a été effectuée : </text:p>
      <text:p text:style-name="P95"><text:span text:style-name="T53">$ </text:span>(echo "Debut" &gt; /tmp/foo ; ls -al &gt; /tmp/foo) || echo "Fin" &gt;&gt; /tmp/foo ;</text:p>
      <text:p text:style-name="P72">On modifie la commande précédente de la façon suivante afin d'afficher ''Debut'' et ''Fin'' respectivement en début et en fin du fichier /tmp/foo :</text:p>
      <text:p text:style-name="P72">$ (echo "Debut" &gt; /tmp/foo ; ls -al &gt;&gt; /tmp/foo) &amp;&amp; echo "Fin" &gt;&gt; /tmp/foo ;</text:p>
      <text:p text:style-name="P73">Question 2 :</text:p>
      <text:p text:style-name="P81">Quelque chose avec les filtre page 30 cours me pose problème.</text:p>
      <text:list xml:id="list3789118572099461357" text:style-name="L17">
        <text:list-item>
          <text:p text:style-name="P123">ls /bin/fichierquinexistepas /bin/ 1 &gt; /tmp/foo1 stocke l'affichage de ls /bin/ dans /tmp/foo1 et affiche sur la sortie standard l'erreur d'accès à /bin/fichierquinexistepas, le rajout d'une redirection envoie ce message d'erreur dans /tmp/foo2. Le 1 et 2 génèrent également des erreurs qui ne sont pas affichées comme il y en a avant celles-ci.</text:p>
        </text:list-item>
        <text:list-item>
          <text:p text:style-name="P124">Le ls de tout ce qui est entre parenthèses est enregistré dans /tmp/foo, 1&gt;&amp;2 ne fait rien. Le 2 n'a pas d'incidence.</text:p>
        </text:list-item>
        <text:list-item>
          <text:p text:style-name="P128"><text:span text:style-name="T29">La flemme d'interpréter cette dernière </text:span><text:span text:style-name="T30">ligne contenant beaucoup de commandes</text:span><text:span text:style-name="T29">… </text:span></text:p>
        </text:list-item>
      </text:list>
      <text:p text:style-name="P44"/>
      <text:p text:style-name="P23"><text:span text:style-name="T37">E</text:span>xercice 1.11 – Tube de communications</text:p>
      <text:p text:style-name="P46"/>
      <text:p text:style-name="P47"><text:span text:style-name="T50">Chaque tube </text:span><text:span text:style-name="T42">|</text:span><text:span text:style-name="T50"> indique que la commande qui suit le tube agit sur le résultat de la commande qui le précède.</text:span></text:p>
      <text:p text:style-name="P47"><text:span text:style-name="T48">Avec l</text:span><text:span text:style-name="T49">'</text:span><text:span text:style-name="T48">option </text:span><text:span text:style-name="Source_20_Text"><text:span text:style-name="T41">aux</text:span></text:span><text:span text:style-name="T48">, la commande </text:span><text:span text:style-name="Source_20_Text"><text:span text:style-name="T41">ps</text:span></text:span><text:span text:style-name="T48"> affiche les mêmes informations pour tous les utilisateurs connectés à la machine.</text:span></text:p>
      <text:p text:style-name="P46"><text:span text:style-name="T48">La commande </text:span><text:span text:style-name="T56">tail --line=+2</text:span><text:span text:style-name="T48"> ne garde que les dernières lignes d’un fichier à l</text:span><text:span text:style-name="T49">'</text:span><text:span text:style-name="T48">exception des 2 premières (si la version de </text:span><text:span text:style-name="T57">tail</text:span><text:span text:style-name="T48"> dont vous disposez ne suit pas cette syntaxe, consultez la page correspon</text:span><text:span text:style-name="T57">dante du manuel).</text:span></text:p>
      <text:p text:style-name="P46"><text:span text:style-name="T54">La commande </text:span><text:span text:style-name="T55">cut</text:span><text:span text:style-name="T54"> permet de supprimer des colonnes d’un fichier ; ces colonnes sont définies par le séparateur </text:span><text:span text:style-name="Source_20_Text"><text:span text:style-name="T59">s</text:span></text:span><text:span text:style-name="T54"> fournit par l’option </text:span><text:span text:style-name="Source_20_Text"><text:span text:style-name="T55">-d's'</text:span></text:span><text:span text:style-name="T54"> et on utilise l’option </text:span><text:span text:style-name="Source_20_Text"><text:span text:style-name="T55">-fm-n</text:span></text:span><text:span text:style-name="T54"> pour ne garder que les colonnes allant de </text:span><text:span text:style-name="T58">m</text:span><text:span text:style-name="T54"> à </text:span><text:span text:style-name="T58">n</text:span><text:span text:style-name="T54"> incluses.</text:span></text:p>
      <text:p text:style-name="P44"><text:span text:style-name="T48">La commande </text:span><text:span text:style-name="T41">sort</text:span><text:span text:style-name="T48"> trie le contenu d’un fichier et la commande </text:span><text:span text:style-name="T41">uniq</text:span><text:span text:style-name="T48"> élimine les lignes dupliquées </text:span><text:span text:style-name="T43">dans un fichier trié.</text:span></text:p>
      <text:p text:style-name="P44"><text:span text:style-name="T61">$ </text:span>ps aux | tail --line=+2 | cut -f1 -d' ' | sort | uniq</text:p>
      <text:p text:style-name="P44"/>
      <text:p text:style-name="P44"/>
      <text:p text:style-name="P44"><text:soft-page-break/><text:span text:style-name="T79">1.1.5 – Quelques commandes et précisions utiles</text:span></text:p>
      <text:p text:style-name="P44"/>
      <text:p text:style-name="P23">Exercice 1.12 – Historique des commandes</text:p>
      <text:p text:style-name="P44"/>
      <text:p text:style-name="P66">La comman<text:span text:style-name="T39">de </text:span><text:span text:style-name="T40">echo</text:span><text:span text:style-name="T39"> permet d'afficher sur la sortie standard une chaîne de caractères. </text:span><text:span text:style-name="T51">On affiche la valeur de la variable HISTSIZE grâce au symbole $ :</text:span></text:p>
      <text:p text:style-name="P68"><text:span text:style-name="T39">$ </text:span><text:span text:style-name="T40">echo</text:span><text:span text:style-name="T39"> $HISTSIZE</text:span></text:p>
      <text:p text:style-name="P74">Mon historique peut mémoriser 1000 commandes.</text:p>
      <text:p text:style-name="P68">Une commande interne est un filtre implanté dans le shell et ne correspond (en théorie) à aucun fichier exécutable. La commande history est donc interne.</text:p>
      <text:p text:style-name="P68"><text:span text:style-name="T3">!</text:span><text:span text:style-name="T14">ls</text:span><text:span text:style-name="T62"> et </text:span><text:span text:style-name="T14">! ls</text:span><text:span text:style-name="T62"> sont différents car !ls exécute la dernière commande commençant par ls apparaissant dans history tandis que ! ls affiche le résultat de ls sur la sortie standard et réalise la négation du code retour (non affiché à l'écran) de cette commande.</text:span></text:p>
      <text:p text:style-name="P68"/>
      <text:p text:style-name="P16">Exercice 1.13 – Expressions régulières et métacaractères</text:p>
      <text:p text:style-name="P70"/>
      <text:p text:style-name="P70">Les commandes répondant à la question 1 sont les suivantes :</text:p>
      <text:p text:style-name="P69"><text:span text:style-name="T66">$ </text:span>ls t*</text:p>
      <text:p text:style-name="P69"><text:span text:style-name="T64">$ </text:span>ls ??? <text:span text:style-name="T64"># affiche quelques entrée à 3 caractères puis d'autres, ne fait pas ce qui est attendu </text:span></text:p>
      <text:p text:style-name="P69">ls ???*</text:p>
      <text:p text:style-name="P69">ls ? ; ls ?? ; ls ???</text:p>
      <text:p text:style-name="P59">l<text:span text:style-name="T63">s *d*</text:span></text:p>
      <text:p text:style-name="P69">ls [at]*</text:p>
      <text:p text:style-name="P69">ls [r-u]*</text:p>
      <text:p text:style-name="P70">Après avoir créé toto, tutu et titi avec ''$ touch toto tutu titi'', on peut les supprimer en un seul paramètre des deux façon<text:span text:style-name="T65">s</text:span> suivantes :</text:p>
      <text:p text:style-name="P70">$ rm t[iou]t[iou]</text:p>
      <text:p text:style-name="P70">$ rm t?t?</text:p>
      <text:p text:style-name="P70"/>
      <text:p text:style-name="P16">Exercice 1.14 – La commande find</text:p>
      <text:p text:style-name="P16"/>
      <text:p text:style-name="P86">La commande <text:span text:style-name="T3">find</text:span> permet de retrouver des fichiers. En particulier, il est possible de rechercher des fichiers dont le nom correspond à un motif défini par une expression régulière. </text:p>
      <text:p text:style-name="P88">La commande <text:span text:style-name="T3">xargs</text:span> prend en argument une commande et tout ce qui est lu par xargs sur l'entrée standard est passé comme argument à la commande. Elle se combine très bien avec des | pour effacer des éléments listés par exemple. La dernière question de l'exercice précédent aurait pu se faire ainsi : </text:p>
      <text:p text:style-name="P88">$ <text:span text:style-name="T3">ls t?t? | xargs rm</text:span></text:p>
      <text:p text:style-name="P89">On peut afficher tous les fichiers de l'arborescence <text:span text:style-name="T68">se terminant par </text:span>un ~ ainsi :</text:p>
      <text:p text:style-name="P87">$ <text:span text:style-name="T15">find</text:span><text:span text:style-name="T67"> . -name ''*~'' -print</text:span></text:p>
      <text:p text:style-name="P86">Pour effacer les copies faites par les éditeurs <text:span text:style-name="T68">(contenant ~)</text:span>, on peut utiliser :</text:p>
      <text:p text:style-name="P44"><text:span text:style-name="Source_20_Text"><text:span text:style-name="T39">$ find </text:span></text:span><text:span text:style-name="Source_20_Text"><text:span text:style-name="T52">''</text:span></text:span><text:span text:style-name="Source_20_Text"><text:span text:style-name="T39">*~</text:span></text:span><text:span text:style-name="Source_20_Text"><text:span text:style-name="T52">''</text:span></text:span><text:span text:style-name="Source_20_Text"><text:span text:style-name="T39"> -exec rm {} \;</text:span></text:span></text:p>
      <text:p text:style-name="P90">Pour effacer tous les fichiers se terminant par un ~, on peut utiliser un tube de communication :</text:p>
      <text:p text:style-name="P90">$ <text:span text:style-name="T3">find</text:span> . -name <text:span text:style-name="T80">''</text:span>*~<text:span text:style-name="T80">''</text:span> -print | <text:span text:style-name="T3">xargs</text:span> rm</text:p>
      <text:p text:style-name="P80"/>
      <text:p text:style-name="P80"/>
      <text:p text:style-name="P80"/>
      <text:p text:style-name="P80"/>
      <text:p text:style-name="P80"/>
      <text:p text:style-name="P80"/>
      <text:p text:style-name="P80"/>
      <text:p text:style-name="P80"/>
      <text:p text:style-name="P24"><text:soft-page-break/><text:span text:style-name="T77">1.</text:span><text:span text:style-name="T78">2</text:span><text:span text:style-name="T77"> </text:span><text:span text:style-name="T78">Variables du shell</text:span></text:p>
      <text:p text:style-name="P19"/>
      <text:p text:style-name="P21">Exercice 1.1<text:span text:style-name="T69">5</text:span> – <text:span text:style-name="T69">Code de retour</text:span></text:p>
      <text:p text:style-name="P41"/>
      <text:p text:style-name="P78">$ ls ; echo $?</text:p>
      <text:p text:style-name="P75">Le terminal affiche la liste des éléments du répertoire courant et affiche le code retour de ls : 0.</text:p>
      <text:p text:style-name="P75"><text:span text:style-name="T70">$ </text:span>! ls ; echo $?</text:p>
      <text:p text:style-name="P75">La négation change le code retour de ls. Pareil qu'au-dessus mais avec le code retour 1.</text:p>
      <text:p text:style-name="P76"><text:span text:style-name="T70">$ </text:span>(exit 3) ; echo $?</text:p>
      <text:p text:style-name="P77">Ce code affiche 3, mais le sens des parenthèses ne m'est pas clair. Exit permet de quitter le terminal sans les parenthèses.</text:p>
      <text:p text:style-name="P77"/>
      <text:p text:style-name="P85">Exercice 1.16 – examen des variables</text:p>
      <text:p text:style-name="P77"/>
      <text:p text:style-name="P79">La commande <text:span text:style-name="T3">set</text:span> permet de lister les variables d'environnement et les variables liées au shell.</text:p>
      <text:p text:style-name="P79">La commande <text:span text:style-name="T3">grep mot fichier</text:span> renvoie les lignes contenant mot dans fichier. L'option <text:span text:style-name="T3">-v</text:span> permet d'inverser la sélection (grep -v if n'affichera pas les lignes contenant des if).</text:p>
      <text:p text:style-name="P82">Les séries de redirection suivantes permettent d'afficher ce qui est demandé :</text:p>
      <text:p text:style-name="P98">$ set | grep = | grep -v if | cut -f1 -d"=" &gt; /tmp/foo</text:p>
      <text:p text:style-name="P122">$ set | grep = | grep -v if | cut -f2 -d"=" &gt; /tmp/bar</text:p>
      <text:p text:style-name="P84">Exercice 1.17 – la variable PATH</text:p>
      <text:p text:style-name="P82"/>
      <text:p text:style-name="P83">La commande <text:span text:style-name="T3">pwd</text:span> permet d'afficher l<text:span text:style-name="T71">e nom</text:span> du répertoire courant.</text:p>
      <text:p text:style-name="P83">$ echo $PATH</text:p>
      <text:p text:style-name="P100">$ cd ; mkdir mesbin ; cd mesbin/ ; ln -s /bin/ls monls</text:p>
      <text:p text:style-name="P100">$ pwd</text:p>
      <text:p text:style-name="P100">$ PATH=$PATH:'contenu_de_pwd'</text:p>
      <text:p text:style-name="P100">$ cd /tmp/ ; monls</text:p>
      <text:p text:style-name="P100"/>
      <text:p text:style-name="P110">Exercice 1.18 – La variable PWD</text:p>
      <text:p text:style-name="P99"/>
      <text:p text:style-name="P99">La variable <text:span text:style-name="T3">PWD</text:span> contient le nom du répertoire courant.</text:p>
      <text:p text:style-name="P99">La commande PWD=/tmp permet de changer de répertoire.</text:p>
      <text:p text:style-name="P99">La variable <text:span text:style-name="T3">HOME</text:span> correspond à votre espace personnel et est utilisée par l’interprétation de la commande cd.</text:p>
      <text:p text:style-name="P99"/>
      <text:p text:style-name="P112">Exercice 1.19 – Exportation de variables</text:p>
      <text:p text:style-name="P101"/>
      <text:p text:style-name="P101">Lorsqu'on tente d'afficher FOO dans xterm, rien n'est affiché, sterm ne connaît pas la variable. Il faut l'exporter à partir du processus parent avec la commande <text:span text:style-name="T3">export</text:span> pour que FOO soit reconnu.</text:p>
      <text:p text:style-name="P101">$ FOO=''bar''</text:p>
      <text:p text:style-name="P101">$ export FOO</text:p>
      <text:p text:style-name="P101">$ xterm</text:p>
      <text:p text:style-name="P101">$ echo $FOO</text:p>
      <text:p text:style-name="P101"/>
      <text:p text:style-name="P111">Exercice 1.20 – La variable LANG</text:p>
      <text:p text:style-name="P102"/>
      <text:p text:style-name="P109">La commande externe locale définit la langue utilisée sur le système.</text:p>
      <text:p text:style-name="P120"><text:span text:style-name="T45">La variable </text:span><text:span text:style-name="Source_20_Text"><text:span text:style-name="T47">LC_TYPE</text:span></text:span><text:span text:style-name="T45"> indique comment gérer les caractères et la variable </text:span><text:span text:style-name="Source_20_Text"><text:span text:style-name="T47">LANG</text:span></text:span><text:span text:style-name="T45"> indique la langue utilisée. Par exemple, en changent cette dernière variable on modifie les pages de manuel utilisés par </text:span><text:span text:style-name="T60">man</text:span><text:span text:style-name="T45">.</text:span></text:p>
      <text:p text:style-name="P118"><text:soft-page-break/></text:p>
      <text:p text:style-name="P117"><text:span text:style-name="T76">1.</text:span><text:span text:style-name="T75">2.1 Mécanisme d'évaluation</text:span></text:p>
      <text:p text:style-name="P115"/>
      <text:p text:style-name="P119"><text:span text:style-name="T73">E</text:span><text:span text:style-name="T72">xercice 1.21 – La variable PATH</text:span></text:p>
      <text:p text:style-name="P103"/>
      <text:p text:style-name="P103">On peut stocker le premier répertoire apparaissant dans PATH de la façon suivante :</text:p>
      <text:p text:style-name="P103">$ HEAD=`echo $PATH | cut -f1 -d':'`</text:p>
      <text:p text:style-name="P103"><text:span text:style-name="T39">La commande suiva</text:span>nte convient également :</text:p>
      <text:p text:style-name="P103">$ echo ${PATH %%:*}</text:p>
      <text:p text:style-name="P121"><text:span text:style-name="T44">Les `` permettent d'affecter le résultat d'une commande. Ainsi la variable </text:span><text:span text:style-name="T46">LS=`ls`</text:span><text:span text:style-name="T44"> contient la liste des éléments du répertoire courant.</text:span></text:p>
      <text:p text:style-name="P104">On peut stocker les autres répertoires ainsi :</text:p>
      <text:p text:style-name="P104">$ TAIL=`echo $PATH | cut -f2- -d':'` </text:p>
      <text:p text:style-name="P114"/>
      <text:p text:style-name="P114">Exercice 1.22 – La variable d'invite</text:p>
      <text:p text:style-name="P104"/>
      <text:p text:style-name="P104">La variable <text:span text:style-name="T3">PS1</text:span> du bash est systématiquement utilisée par le shell afin de définir l'invite de commande.</text:p>
      <text:p text:style-name="P104">La commande <text:span text:style-name="T3">date</text:span> retourne la date.</text:p>
      <text:p text:style-name="P104">La variable <text:span text:style-name="T3">USER</text:span> contient le login utilisateur.</text:p>
      <text:p text:style-name="P104">La variable <text:span text:style-name="T3">HOSTNAME</text:span> contient le nom de la machine.</text:p>
      <text:p text:style-name="P104">$ PS1='$(date | cut -d" " -f5) ${USER}@${HOSTNAME}: ' </text:p>
      <text:p text:style-name="P104"/>
      <text:p text:style-name="P104"/>
      <text:p text:style-name="P116">1.2.2 Utilisation des variables et du mécanisme d'évaluation</text:p>
      <text:p text:style-name="P105"/>
      <text:p text:style-name="P113">Exercice 1.23 – La commande which</text:p>
      <text:p text:style-name="P106"/>
      <text:p text:style-name="P106">La commande <text:span text:style-name="T3">which</text:span> donne l'emplacement d'une autre commande.</text:p>
      <text:p text:style-name="P106">La commande which echo nous indique l'emplacement d'echo sur /bin/echo.</text:p>
      <text:p text:style-name="P106"><text:span text:style-name="T81">Le fichier</text:span> coucou n'est pas localisé car which recherche les commandes dans les répertoires définis par la variable PATH. Il faut donc ajouter le répertoire /<text:span text:style-name="T81">home/enseign/</text:span>sedoglav dans la variable PATH :</text:p>
      <text:p text:style-name="P132">$ PATH=$PATH:/<text:span text:style-name="T81">home/enseign/</text:span>sedoglav</text:p>
      <text:p text:style-name="P106"/>
      <text:p text:style-name="P113">Exercice 1.24 – Les alias</text:p>
      <text:p text:style-name="P106"/>
      <text:p text:style-name="P106">On trouve généralement les <text:span text:style-name="T3">alias</text:span> dans le fichier .bashrc. Ils définissent des abréviation à certaines expressions. On peut afficher l'ensemble des alias de .bashrc ainsi :</text:p>
      <text:p text:style-name="P106">$ grep 'alias ' .bashrc | grep -v '#'</text:p>
      <text:p text:style-name="P107">On définit les alias de l'énoncé ainsi :</text:p>
      <text:p text:style-name="P107">$ alias h=history</text:p>
      <text:p text:style-name="P107">$ alias lr=<text:span text:style-name="T74">'</text:span>ls -lrt<text:span text:style-name="T74">'</text:span></text:p>
      <text:p text:style-name="P1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5T10:30:03.955567200</meta:creation-date>
    <dc:date>2015-09-10T17:07:39.254448941</dc:date>
    <meta:editing-duration>P2DT8H5M59S</meta:editing-duration>
    <meta:editing-cycles>63</meta:editing-cycles>
    <meta:generator>LibreOffice/4.2.8.2$Linux_X86_64 LibreOffice_project/420m0$Build-2</meta:generator>
    <meta:document-statistic meta:table-count="1" meta:image-count="0" meta:object-count="0" meta:page-count="9" meta:paragraph-count="286" meta:word-count="3263" meta:character-count="19218" meta:non-whitespace-character-count="16167"/>
  </office:meta>
</office:document-meta>
</file>